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MV Boli" svg:font-family="'MV Boli'" style:font-pitch="variable"/>
    <style:font-face style:name="Arial2" svg:font-family="Arial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4.82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1.4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1.6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4.2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6.038cm" fo:min-width="4.2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288cm" fo:min-width="4.8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12.0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671cm" fo:min-width="7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6.0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5.4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14.2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8.38cm" fo:min-width="4.9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7.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6.1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538cm" fo:min-width="6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9.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054cm" fo:min-width="7.2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415cm" fo:min-width="2.8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0.1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875cm" fo:min-width="5.0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1.8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605cm" fo:min-width="4.3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2.3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875cm" fo:min-width="3.99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2.00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537cm" fo:min-width="5.7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7.61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537cm" fo:min-width="8.2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8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537cm" fo:min-width="6.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8.68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537cm" fo:min-width="10.1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8.5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1cm" fo:min-width="2.783cm"/>
      <style:paragraph-properties style:writing-mode="lr-tb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1.32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00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8.9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9cm" fo:min-width="3.00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2.8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8.87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9cm" fo:min-width="3.2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.85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5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6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3.6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29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8.2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4.1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1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4.01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91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8.67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4.06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06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43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98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71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90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8.38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977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2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4.23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8.18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4.28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93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3cm" fo:min-width="3.77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29cm" fo:min-width="1.75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4.882cm"/>
      <style:paragraph-properties style:writing-mode="lr-tb"/>
    </style:style>
    <style:style style:name="gr74" style:family="graphic" style:parent-style-name="objectwithoutfill">
      <style:graphic-properties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39cm" fo:min-width="1.75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54cm" fo:min-width="2.4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64cm" fo:min-width="2.4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4cm" fo:min-width="2.4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45cm" fo:min-width="1.92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5.79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6cm" fo:min-width="1.92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cm" fo:min-width="1.928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1.92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26cm" fo:min-width="11.54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4.51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71cm" fo:min-width="11.543cm"/>
      <style:paragraph-properties style:writing-mode="lr-tb"/>
    </style:style>
    <style:style style:name="gr8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4.04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8cm" fo:min-width="7.98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9.63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234cm" fo:min-width="3.17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1.51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15cm" fo:min-width="3.17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283cm" fo:min-width="3.68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2.471cm" fo:min-width="3.32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635cm" fo:min-width="11.3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6.83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865cm" fo:min-width="11.301cm"/>
      <style:paragraph-properties style:writing-mode="lr-tb"/>
    </style:style>
    <style:style style:name="P1" style:family="paragraph">
      <loext:graphic-properties draw:fill="none" draw:fill-color="#ffffff"/>
      <style:text-properties fo:color="#0000ff" fo:font-size="60pt" style:font-size-asian="60pt" style:font-size-complex="60pt"/>
    </style:style>
    <style:style style:name="P2" style:family="paragraph">
      <loext:graphic-properties draw:fill="none" draw:fill-color="#ffffff"/>
      <style:text-properties fo:color="#ff3333" fo:font-size="54pt" style:font-size-asian="54pt" style:font-size-complex="54pt"/>
    </style:style>
    <style:style style:name="P3" style:family="paragraph">
      <loext:graphic-properties draw:fill="none" draw:fill-color="#ffffff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54pt" style:font-size-asian="54pt" style:font-size-complex="5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66pt" style:font-size-asian="66pt" style:font-size-complex="66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54pt" style:font-size-asian="54pt" style:font-size-complex="54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paragraph-properties fo:text-align="end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40pt" style:font-size-asian="40pt" style:font-size-complex="40pt"/>
    </style:style>
    <style:style style:name="P12" style:family="paragraph">
      <loext:graphic-properties draw:fill="none" draw:fill-color="#ffffff"/>
      <style:paragraph-properties fo:text-align="end"/>
      <style:text-properties fo:font-size="40pt" style:font-size-asian="40pt" style:font-size-complex="4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end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style:font-size-asian="18pt"/>
    </style:style>
    <style:style style:name="P19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  <style:text-properties style:font-name="MV Boli" fo:font-size="36pt" style:font-size-asian="36pt" style:font-size-complex="36pt"/>
    </style:style>
    <style:style style:name="P26" style:family="paragraph">
      <loext:graphic-properties draw:fill="none" draw:fill-color="#ffffff"/>
      <style:text-properties style:font-name="メイリオ" fo:font-size="36pt" fo:font-style="normal" style:font-size-asian="36pt" style:font-style-asian="normal" style:font-size-complex="36pt" style:font-style-complex="normal"/>
    </style:style>
    <style:style style:name="P27" style:family="paragraph">
      <loext:graphic-properties draw:fill="none" draw:fill-color="#ffffff"/>
      <style:text-properties style:font-name="MV Boli" fo:font-size="32pt" style:font-size-asian="32pt" style:font-size-complex="32pt"/>
    </style:style>
    <style:style style:name="P28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color="#0000ff" fo:font-size="60pt" style:font-size-asian="60pt" style:font-size-complex="60pt"/>
    </style:style>
    <style:style style:name="T2" style:family="text">
      <style:text-properties fo:color="#ff3333" fo:font-size="54pt" style:font-size-asian="54pt" style:font-size-complex="5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size-asian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style:font-name="MV Boli" fo:font-size="36pt" style:font-size-asian="36pt" style:font-size-complex="36pt"/>
    </style:style>
    <style:style style:name="T17" style:family="text">
      <style:text-properties style:font-name="メイリオ" fo:font-size="36pt" fo:font-style="normal" style:font-size-asian="36pt" style:font-style-asian="normal" style:font-size-complex="36pt" style:font-style-complex="normal"/>
    </style:style>
    <style:style style:name="T18" style:family="text">
      <style:text-properties style:font-name="MV Boli" fo:font-size="32pt" style:font-size-asian="32pt" style:font-size-complex="32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328cm" svg:height="25.788cm" svg:x="4.272cm" svg:y="3cm">
          <draw:text-box>
            <text:p><text:span text:style-name="T1">1+1=</text:span></text:p>
            <text:p><text:span text:style-name="T1">1+2=</text:span></text:p>
            <text:p><text:span text:style-name="T1">1+3=</text:span></text:p>
            <text:p><text:span text:style-name="T1"/></text:p>
            <text:p><text:span text:style-name="T1">2+1=</text:span></text:p>
            <text:p><text:span text:style-name="T1">2+2=</text:span></text:p>
            <text:p><text:span text:style-name="T1">2+3=</text:span></text:p>
            <text:p><text:span text:style-name="T1"/></text:p>
            <text:p><text:span text:style-name="T1">3+1=</text:span></text:p>
            <text:p><text:span text:style-name="T1">3+2=</text:span></text:p>
            <text:p><text:span text:style-name="T1">3+3=</text:span></text:p>
          </draw:text-box>
        </draw:frame>
        <draw:frame draw:style-name="gr2" draw:text-style-name="P2" draw:layer="layout" svg:width="11.902cm" svg:height="2.156cm" svg:x="4.898cm" svg:y="1cm">
          <draw:text-box>
            <text:p><text:span text:style-name="T2">たしざんドリル</text:span></text:p>
          </draw:text-box>
        </draw:frame>
      </draw:page>
      <draw:page draw:name="page2" draw:style-name="dp1" draw:master-page-name="標準">
        <draw:frame draw:style-name="gr1" draw:text-style-name="P3" draw:layer="layout" svg:width="5.328cm" svg:height="25.788cm" svg:x="4.272cm" svg:y="3cm">
          <draw:text-box>
            <text:p><text:span text:style-name="T3">5+1=</text:span></text:p>
            <text:p><text:span text:style-name="T3">5+2=</text:span></text:p>
            <text:p><text:span text:style-name="T3">5+3=</text:span></text:p>
            <text:p><text:span text:style-name="T3"/></text:p>
            <text:p><text:span text:style-name="T3">4+1=</text:span></text:p>
            <text:p><text:span text:style-name="T3">4+2=</text:span></text:p>
            <text:p><text:span text:style-name="T3">4+3=</text:span></text:p>
            <text:p><text:span text:style-name="T3"/></text:p>
            <text:p><text:span text:style-name="T3">3+1=</text:span></text:p>
            <text:p><text:span text:style-name="T3">3+2=</text:span></text:p>
            <text:p><text:span text:style-name="T3">3+3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たし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  <draw:page draw:name="page3" draw:style-name="dp1" draw:master-page-name="標準">
        <draw:frame draw:style-name="gr1" draw:text-style-name="P3" draw:layer="layout" svg:width="5.328cm" svg:height="25.788cm" svg:x="4.272cm" svg:y="3cm">
          <draw:text-box>
            <text:p><text:span text:style-name="T3">5+1=</text:span></text:p>
            <text:p><text:span text:style-name="T3">4+1=</text:span></text:p>
            <text:p><text:span text:style-name="T3">3+1=</text:span></text:p>
            <text:p><text:span text:style-name="T3">2+1=</text:span></text:p>
            <text:p><text:span text:style-name="T3"/></text:p>
            <text:p><text:span text:style-name="T3">5+2=</text:span></text:p>
            <text:p><text:span text:style-name="T3">4+2=</text:span></text:p>
            <text:p><text:span text:style-name="T3">3+2=</text:span></text:p>
            <text:p><text:span text:style-name="T3"/></text:p>
            <text:p><text:span text:style-name="T3">5+3=</text:span></text:p>
            <text:p><text:span text:style-name="T3">4+3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たし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  <draw:page draw:name="page4" draw:style-name="dp1" draw:master-page-name="標準">
        <draw:frame draw:style-name="gr5" draw:text-style-name="P3" draw:layer="layout" svg:width="4.799cm" svg:height="25.788cm" svg:x="4.272cm" svg:y="3cm">
          <draw:text-box>
            <text:p><text:span text:style-name="T3">5-1=</text:span></text:p>
            <text:p><text:span text:style-name="T3">5-2=</text:span></text:p>
            <text:p><text:span text:style-name="T3">5-3=</text:span></text:p>
            <text:p><text:span text:style-name="T3"/></text:p>
            <text:p><text:span text:style-name="T3">4-1=</text:span></text:p>
            <text:p><text:span text:style-name="T3">4-2=</text:span></text:p>
            <text:p><text:span text:style-name="T3">4-3=</text:span></text:p>
            <text:p><text:span text:style-name="T3"/></text:p>
            <text:p><text:span text:style-name="T3">3-1=</text:span></text:p>
            <text:p><text:span text:style-name="T3">3-2=</text:span></text:p>
            <text:p><text:span text:style-name="T3">3-3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ひき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  <draw:page draw:name="page5" draw:style-name="dp1" draw:master-page-name="標準">
        <draw:frame draw:style-name="gr5" draw:text-style-name="P3" draw:layer="layout" svg:width="4.799cm" svg:height="25.788cm" svg:x="4.272cm" svg:y="3cm">
          <draw:text-box>
            <text:p><text:span text:style-name="T3">5-1=</text:span></text:p>
            <text:p><text:span text:style-name="T3">4-1=</text:span></text:p>
            <text:p><text:span text:style-name="T3">3-1=</text:span></text:p>
            <text:p><text:span text:style-name="T3">2-1=</text:span></text:p>
            <text:p><text:span text:style-name="T3"/></text:p>
            <text:p><text:span text:style-name="T3">5-2=</text:span></text:p>
            <text:p><text:span text:style-name="T3">4-2=</text:span></text:p>
            <text:p><text:span text:style-name="T3">3-2=</text:span></text:p>
            <text:p><text:span text:style-name="T3"/></text:p>
            <text:p><text:span text:style-name="T3">5-3=</text:span></text:p>
            <text:p><text:span text:style-name="T3">4-3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ひき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  <draw:page draw:name="page6" draw:style-name="dp1" draw:master-page-name="標準">
        <draw:frame draw:style-name="gr6" draw:text-style-name="P3" draw:layer="layout" svg:width="4.799cm" svg:height="26.288cm" svg:x="4.272cm" svg:y="3cm">
          <draw:text-box>
            <text:p><text:span text:style-name="T3">6-1=</text:span></text:p>
            <text:p><text:span text:style-name="T3">6-2=</text:span></text:p>
            <text:p><text:span text:style-name="T3">6-3=</text:span></text:p>
            <text:p><text:span text:style-name="T3"/></text:p>
            <text:p><text:span text:style-name="T3">7-1=</text:span></text:p>
            <text:p><text:span text:style-name="T3">7-2=</text:span></text:p>
            <text:p><text:span text:style-name="T3">7-3=</text:span></text:p>
            <text:p><text:span text:style-name="T3"/></text:p>
            <text:p><text:span text:style-name="T3">8-1=</text:span></text:p>
            <text:p><text:span text:style-name="T3">8-2=</text:span></text:p>
            <text:p><text:span text:style-name="T3">8-3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ひきざんドリル</text:span></text:p>
          </draw:text-box>
        </draw:frame>
      </draw:page>
      <draw:page draw:name="page7" draw:style-name="dp1" draw:master-page-name="標準">
        <draw:frame draw:style-name="gr7" draw:text-style-name="P3" draw:layer="layout" svg:width="5.328cm" svg:height="25.538cm" svg:x="4.272cm" svg:y="3cm">
          <draw:text-box>
            <text:p><text:span text:style-name="T3">1+2=</text:span></text:p>
            <text:p><text:span text:style-name="T3">2+1=</text:span></text:p>
            <text:p><text:span text:style-name="T3"/></text:p>
            <text:p><text:span text:style-name="T3">2+3=</text:span></text:p>
            <text:p><text:span text:style-name="T3">3+2=</text:span></text:p>
            <text:p><text:span text:style-name="T3"/></text:p>
            <text:p><text:span text:style-name="T3">3+4=</text:span></text:p>
            <text:p><text:span text:style-name="T3">4+3=</text:span></text:p>
            <text:p><text:span text:style-name="T3"/></text:p>
            <text:p><text:span text:style-name="T3">4+5=</text:span></text:p>
            <text:p><text:span text:style-name="T3">5+6=</text:span></text:p>
          </draw:text-box>
        </draw:frame>
        <draw:frame draw:style-name="gr2" draw:text-style-name="P4" draw:layer="layout" svg:width="11.902cm" svg:height="2.156cm" svg:x="4.898cm" svg:y="1cm">
          <draw:text-box>
            <text:p><text:span text:style-name="T4">たしざんドリル</text:span></text:p>
          </draw:text-box>
        </draw:frame>
      </draw:page>
      <draw:page draw:name="page8" draw:style-name="dp1" draw:master-page-name="標準">
        <draw:frame draw:style-name="gr8" draw:text-style-name="P3" draw:layer="layout" svg:width="12.567cm" svg:height="25.788cm" svg:x="4.272cm" svg:y="3cm">
          <draw:text-box>
            <text:p><text:span text:style-name="T3">1+1+1=</text:span></text:p>
            <text:p><text:span text:style-name="T3">1+1+1+1=</text:span></text:p>
            <text:p><text:span text:style-name="T3">1+1+1+1+1=</text:span></text:p>
            <text:p><text:span text:style-name="T3"/></text:p>
            <text:p><text:span text:style-name="T3">1+2+1=</text:span></text:p>
            <text:p><text:span text:style-name="T3">2+1+1=</text:span></text:p>
            <text:p><text:span text:style-name="T3"/></text:p>
            <text:p><text:span text:style-name="T3">1+2+3=</text:span></text:p>
            <text:p><text:span text:style-name="T3">3+2+1=</text:span></text:p>
            <text:p><text:span text:style-name="T3">1+3+2=</text:span></text:p>
            <text:p><text:span text:style-name="T3">2+1+3=</text:span></text:p>
          </draw:text-box>
        </draw:frame>
        <draw:frame draw:style-name="gr2" draw:text-style-name="P4" draw:layer="layout" svg:width="11.902cm" svg:height="2.156cm" svg:x="4.898cm" svg:y="1cm">
          <draw:text-box>
            <text:p><text:span text:style-name="T4">たしざんドリル</text:span></text:p>
          </draw:text-box>
        </draw:frame>
      </draw:page>
      <draw:page draw:name="page9" draw:style-name="dp1" draw:master-page-name="標準">
        <draw:frame draw:style-name="gr9" draw:text-style-name="P3" draw:layer="layout" svg:width="7.682cm" svg:height="23.921cm" svg:x="4.272cm" svg:y="3cm">
          <draw:text-box>
            <text:p><text:span text:style-name="T3">1+1=</text:span></text:p>
            <text:p><text:span text:style-name="T3">2+2=</text:span></text:p>
            <text:p><text:span text:style-name="T3">3+3=</text:span></text:p>
            <text:p><text:span text:style-name="T3">4+4=</text:span></text:p>
            <text:p><text:span text:style-name="T3">5+5=</text:span></text:p>
            <text:p><text:span text:style-name="T3">6+6=</text:span></text:p>
            <text:p><text:span text:style-name="T3">7+7=</text:span></text:p>
            <text:p><text:span text:style-name="T3">8+8=</text:span></text:p>
            <text:p><text:span text:style-name="T3">9+9=</text:span></text:p>
            <text:p><text:span text:style-name="T3">10+10=</text:span></text:p>
          </draw:text-box>
        </draw:frame>
        <draw:frame draw:style-name="gr2" draw:text-style-name="P4" draw:layer="layout" svg:width="11.902cm" svg:height="2.156cm" svg:x="4.898cm" svg:y="1cm">
          <draw:text-box>
            <text:p><text:span text:style-name="T4">たしざんドリル</text:span></text:p>
          </draw:text-box>
        </draw:frame>
      </draw:page>
      <draw:page draw:name="page10" draw:style-name="dp1" draw:master-page-name="標準">
        <draw:frame draw:style-name="gr10" draw:text-style-name="P3" draw:layer="layout" svg:width="6.505cm" svg:height="25.788cm" svg:x="4.272cm" svg:y="3cm">
          <draw:text-box>
            <text:p><text:span text:style-name="T3">10+1=</text:span></text:p>
            <text:p><text:span text:style-name="T3">11+1=</text:span></text:p>
            <text:p><text:span text:style-name="T3">12+1=</text:span></text:p>
            <text:p><text:span text:style-name="T3"/></text:p>
            <text:p><text:span text:style-name="T3">11+1=</text:span></text:p>
            <text:p><text:span text:style-name="T3">11+2=</text:span></text:p>
            <text:p><text:span text:style-name="T3">11+3=</text:span></text:p>
            <text:p><text:span text:style-name="T3"/></text:p>
            <text:p><text:span text:style-name="T3">12+1=</text:span></text:p>
            <text:p><text:span text:style-name="T3">12+2=</text:span></text:p>
            <text:p><text:span text:style-name="T3">12+3=</text:span></text:p>
          </draw:text-box>
        </draw:frame>
        <draw:frame draw:style-name="gr2" draw:text-style-name="P4" draw:layer="layout" svg:width="11.902cm" svg:height="2.156cm" svg:x="4.898cm" svg:y="1cm">
          <draw:text-box>
            <text:p><text:span text:style-name="T4">たしざんドリル</text:span></text:p>
          </draw:text-box>
        </draw:frame>
      </draw:page>
      <draw:page draw:name="page11" draw:style-name="dp1" draw:master-page-name="標準">
        <draw:frame draw:style-name="gr11" draw:text-style-name="P3" draw:layer="layout" svg:width="5.976cm" svg:height="25.788cm" svg:x="4.272cm" svg:y="3cm">
          <draw:text-box>
            <text:p><text:span text:style-name="T3">5-1=</text:span></text:p>
            <text:p><text:span text:style-name="T3">6-2=</text:span></text:p>
            <text:p><text:span text:style-name="T3">7-3=</text:span></text:p>
            <text:p><text:span text:style-name="T3"/></text:p>
            <text:p><text:span text:style-name="T3">7-1=</text:span></text:p>
            <text:p><text:span text:style-name="T3">8-2=</text:span></text:p>
            <text:p><text:span text:style-name="T3">9-3=</text:span></text:p>
            <text:p><text:span text:style-name="T3"/></text:p>
            <text:p><text:span text:style-name="T3">8-1=</text:span></text:p>
            <text:p><text:span text:style-name="T3">9-2=</text:span></text:p>
            <text:p><text:span text:style-name="T3">10-3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ひきざんドリル</text:span></text:p>
          </draw:text-box>
        </draw:frame>
      </draw:page>
      <draw:page draw:name="page12" draw:style-name="dp1" draw:master-page-name="標準">
        <draw:frame draw:style-name="gr12" draw:text-style-name="P6" draw:layer="layout" svg:width="14.713cm" svg:height="2.579cm" svg:x="3.687cm" svg:y="1cm">
          <draw:text-box>
            <text:p><text:span text:style-name="T5">ひきざんドリル</text:span></text:p>
          </draw:text-box>
        </draw:frame>
        <draw:frame draw:style-name="gr13" draw:text-style-name="P8" draw:layer="layout" svg:width="5.425cm" svg:height="28.63cm" svg:x="7.6cm" svg:y="3.3cm">
          <draw:text-box>
            <text:p text:style-name="P7"><text:span text:style-name="T4">1-0=</text:span></text:p>
            <text:p text:style-name="P7"><text:span text:style-name="T4">2-1=</text:span></text:p>
            <text:p text:style-name="P7"><text:span text:style-name="T4">3-2=</text:span></text:p>
            <text:p text:style-name="P7"><text:span text:style-name="T4"/></text:p>
            <text:p text:style-name="P7"><text:span text:style-name="T4">4-2=</text:span></text:p>
            <text:p text:style-name="P7"><text:span text:style-name="T4">5-3=</text:span></text:p>
            <text:p text:style-name="P7"><text:span text:style-name="T4">6-4=</text:span></text:p>
            <text:p text:style-name="P7"><text:span text:style-name="T4"/></text:p>
            <text:p text:style-name="P7"><text:span text:style-name="T4">7-6=</text:span></text:p>
            <text:p text:style-name="P7"><text:span text:style-name="T4">8-7=</text:span></text:p>
            <text:p text:style-name="P7"><text:span text:style-name="T4">9-8=</text:span></text:p>
            <text:p text:style-name="P7"><text:span text:style-name="T4">10-5=</text:span></text:p>
            <text:p text:style-name="P7"><text:span text:style-name="T4"/></text:p>
          </draw:text-box>
        </draw:frame>
      </draw:page>
      <draw:page draw:name="page13" draw:style-name="dp1" draw:master-page-name="標準">
        <draw:frame draw:style-name="gr14" draw:text-style-name="P3" draw:layer="layout" svg:width="7.86cm" svg:height="25.788cm" svg:x="4.272cm" svg:y="3cm">
          <draw:text-box>
            <text:p><text:span text:style-name="T3">3-1-1=</text:span></text:p>
            <text:p><text:span text:style-name="T3">4-1-1=</text:span></text:p>
            <text:p><text:span text:style-name="T3">5-1-1=</text:span></text:p>
            <text:p><text:span text:style-name="T3"/></text:p>
            <text:p><text:span text:style-name="T3">6-1-1=</text:span></text:p>
            <text:p><text:span text:style-name="T3">7-1-1=</text:span></text:p>
            <text:p><text:span text:style-name="T3">8-1-1=</text:span></text:p>
            <text:p><text:span text:style-name="T3"/></text:p>
            <text:p><text:span text:style-name="T3">9-1-1=</text:span></text:p>
            <text:p><text:span text:style-name="T3">10-1-1=</text:span></text:p>
            <text:p><text:span text:style-name="T3">11-1-1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ひきざんドリル</text:span></text:p>
          </draw:text-box>
        </draw:frame>
      </draw:page>
      <draw:page draw:name="page14" draw:style-name="dp1" draw:master-page-name="標準">
        <draw:frame draw:style-name="gr15" draw:text-style-name="P3" draw:layer="layout" svg:width="6.683cm" svg:height="25.788cm" svg:x="4.272cm" svg:y="3cm">
          <draw:text-box>
            <text:p><text:span text:style-name="T3">4-2-1=</text:span></text:p>
            <text:p><text:span text:style-name="T3">5-2-1=</text:span></text:p>
            <text:p><text:span text:style-name="T3">6-2-1=</text:span></text:p>
            <text:p><text:span text:style-name="T3"/></text:p>
            <text:p><text:span text:style-name="T3">4-1-2=</text:span></text:p>
            <text:p><text:span text:style-name="T3">5-1-2=</text:span></text:p>
            <text:p><text:span text:style-name="T3">6-1-2=</text:span></text:p>
            <text:p><text:span text:style-name="T3"/></text:p>
            <text:p><text:span text:style-name="T3">4-2-2=</text:span></text:p>
            <text:p><text:span text:style-name="T3">5-2-2=</text:span></text:p>
            <text:p><text:span text:style-name="T3">6-2-2=</text:span></text:p>
          </draw:text-box>
        </draw:frame>
        <draw:frame draw:style-name="gr3" draw:text-style-name="P4" draw:layer="layout" svg:width="12.123cm" svg:height="2.156cm" svg:x="4.898cm" svg:y="1cm">
          <draw:text-box>
            <text:p><text:span text:style-name="T4">ひきざんドリル</text:span></text:p>
          </draw:text-box>
        </draw:frame>
      </draw:page>
      <draw:page draw:name="page15" draw:style-name="dp1" draw:master-page-name="標準">
        <draw:frame draw:style-name="gr16" draw:text-style-name="P3" draw:layer="layout" svg:width="7.212cm" svg:height="25.788cm" svg:x="4.272cm" svg:y="3cm">
          <draw:text-box>
            <text:p><text:span text:style-name="T3">1+1-1=</text:span></text:p>
            <text:p><text:span text:style-name="T3">2+1-1=</text:span></text:p>
            <text:p><text:span text:style-name="T3">3+1-1=</text:span></text:p>
            <text:p><text:span text:style-name="T3"/></text:p>
            <text:p><text:span text:style-name="T3">1-1+1=</text:span></text:p>
            <text:p><text:span text:style-name="T3">2-1+1=</text:span></text:p>
            <text:p><text:span text:style-name="T3">3-1+1=</text:span></text:p>
            <text:p><text:span text:style-name="T3"/></text:p>
            <text:p><text:span text:style-name="T3">1+2-1=</text:span></text:p>
            <text:p><text:span text:style-name="T3">2+2-1=</text:span></text:p>
            <text:p><text:span text:style-name="T3">3+1-1=</text:span></text:p>
          </draw:text-box>
        </draw:frame>
        <draw:frame draw:style-name="gr17" draw:text-style-name="P4" draw:layer="layout" svg:width="20.31cm" svg:height="2.156cm" svg:x="0.6cm" svg:y="0.844cm">
          <draw:text-box>
            <text:p><text:span text:style-name="T4">たしざんとひきざんドリル</text:span></text:p>
          </draw:text-box>
        </draw:frame>
      </draw:page>
      <draw:page draw:name="page16" draw:style-name="dp1" draw:master-page-name="標準">
        <draw:frame draw:style-name="gr18" draw:text-style-name="P3" draw:layer="layout" svg:width="7.741cm" svg:height="21.304cm" svg:x="4.272cm" svg:y="3cm">
          <draw:text-box>
            <text:p><text:span text:style-name="T3">3+2+1=</text:span></text:p>
            <text:p><text:span text:style-name="T3">3+2-1=</text:span></text:p>
            <text:p><text:span text:style-name="T3">3-2+1=</text:span></text:p>
            <text:p><text:span text:style-name="T3">3-2-1=</text:span></text:p>
            <text:p><text:span text:style-name="T3"/></text:p>
            <text:p><text:span text:style-name="T3">3+1+2=</text:span></text:p>
            <text:p><text:span text:style-name="T3">3+1-2=</text:span></text:p>
            <text:p><text:span text:style-name="T3">3-1+2=</text:span></text:p>
            <text:p><text:span text:style-name="T3">3-1-2=</text:span></text:p>
          </draw:text-box>
        </draw:frame>
        <draw:frame draw:style-name="gr17" draw:text-style-name="P4" draw:layer="layout" svg:width="20.31cm" svg:height="2.156cm" svg:x="0.6cm" svg:y="0.844cm">
          <draw:text-box>
            <text:p><text:span text:style-name="T4">たしざんとひきざんドリル</text:span></text:p>
          </draw:text-box>
        </draw:frame>
      </draw:page>
      <draw:page draw:name="page17" draw:style-name="dp1" draw:master-page-name="標準">
        <draw:frame draw:style-name="gr19" draw:text-style-name="P9" draw:layer="layout" svg:width="3.398cm" svg:height="23.665cm" svg:x="6.202cm" svg:y="3.635cm">
          <draw:text-box>
            <text:p><text:span text:style-name="T6">2×1=</text:span></text:p>
            <text:p><text:span text:style-name="T6">2÷1=</text:span></text:p>
            <text:p><text:span text:style-name="T6"/></text:p>
            <text:p><text:span text:style-name="T6">3×1=</text:span></text:p>
            <text:p><text:span text:style-name="T6">3÷1=</text:span></text:p>
            <text:p><text:span text:style-name="T6"/></text:p>
            <text:p><text:span text:style-name="T6">4×1=</text:span></text:p>
            <text:p><text:span text:style-name="T6">4÷1=</text:span></text:p>
            <text:p><text:span text:style-name="T6"/></text:p>
            <text:p><text:span text:style-name="T6">2×2=</text:span></text:p>
            <text:p><text:span text:style-name="T6">4÷2=</text:span></text:p>
            <text:p><text:span text:style-name="T6"/></text:p>
            <text:p><text:span text:style-name="T6">3×2=</text:span></text:p>
            <text:p><text:span text:style-name="T6">6÷2=</text:span></text:p>
            <text:p><text:span text:style-name="T6"/></text:p>
            <text:p><text:span text:style-name="T6">4×2=</text:span></text:p>
            <text:p><text:span text:style-name="T6">8÷2=</text:span></text:p>
          </draw:text-box>
        </draw:frame>
        <draw:frame draw:style-name="gr20" draw:text-style-name="P4" draw:layer="layout" svg:width="20.687cm" svg:height="2.156cm" svg:x="0.6cm" svg:y="0.844cm">
          <draw:text-box>
            <text:p><text:span text:style-name="T4">かけざんとわりざんドリル</text:span></text:p>
          </draw:text-box>
        </draw:frame>
      </draw:page>
      <draw:page draw:name="page18" draw:style-name="dp1" draw:master-page-name="標準">
        <draw:frame draw:style-name="gr19" draw:text-style-name="P9" draw:layer="layout" svg:width="3.398cm" svg:height="23.665cm" svg:x="6.202cm" svg:y="3.635cm">
          <draw:text-box>
            <text:p><text:span text:style-name="T6">1×2=</text:span></text:p>
            <text:p><text:span text:style-name="T6">2÷2=</text:span></text:p>
            <text:p><text:span text:style-name="T6"/></text:p>
            <text:p><text:span text:style-name="T6">1×3=</text:span></text:p>
            <text:p><text:span text:style-name="T6">3÷3=</text:span></text:p>
            <text:p><text:span text:style-name="T6"/></text:p>
            <text:p><text:span text:style-name="T6">1×4=</text:span></text:p>
            <text:p><text:span text:style-name="T6">4÷4=</text:span></text:p>
            <text:p><text:span text:style-name="T6"/></text:p>
            <text:p><text:span text:style-name="T6">2×2=</text:span></text:p>
            <text:p><text:span text:style-name="T6">4÷2=</text:span></text:p>
            <text:p><text:span text:style-name="T6"/></text:p>
            <text:p><text:span text:style-name="T6">2×3=</text:span></text:p>
            <text:p><text:span text:style-name="T6">6÷3=</text:span></text:p>
            <text:p><text:span text:style-name="T6"/></text:p>
            <text:p><text:span text:style-name="T6">2×4=</text:span></text:p>
            <text:p><text:span text:style-name="T6">8÷4=</text:span></text:p>
          </draw:text-box>
        </draw:frame>
        <draw:frame draw:style-name="gr20" draw:text-style-name="P4" draw:layer="layout" svg:width="20.687cm" svg:height="2.156cm" svg:x="0.6cm" svg:y="0.844cm">
          <draw:text-box>
            <text:p><text:span text:style-name="T4">かけざんとわりざんドリル</text:span></text:p>
          </draw:text-box>
        </draw:frame>
      </draw:page>
      <draw:page draw:name="page19" draw:style-name="dp1" draw:master-page-name="標準">
        <draw:frame draw:style-name="gr21" draw:text-style-name="P10" draw:layer="layout" svg:width="5.519cm" svg:height="21.125cm" svg:x="4.1cm" svg:y="5.875cm">
          <draw:text-box>
            <text:p text:style-name="P7"><text:span text:style-name="T6">1×2=</text:span></text:p>
            <text:p text:style-name="P7"><text:span text:style-name="T6">10×2=</text:span></text:p>
            <text:p text:style-name="P7"><text:span text:style-name="T6">100×2=</text:span></text:p>
            <text:p text:style-name="P7"><text:span text:style-name="T6"/></text:p>
            <text:p text:style-name="P7"><text:span text:style-name="T6">1×15=</text:span></text:p>
            <text:p text:style-name="P7"><text:span text:style-name="T6">10×15=</text:span></text:p>
            <text:p text:style-name="P7"><text:span text:style-name="T6">100×15=</text:span></text:p>
            <text:p text:style-name="P7"><text:span text:style-name="T6"/></text:p>
            <text:p text:style-name="P7"><text:span text:style-name="T6">2×2=</text:span></text:p>
            <text:p text:style-name="P7"><text:span text:style-name="T6">20×2=</text:span></text:p>
            <text:p text:style-name="P7"><text:span text:style-name="T6">200×2=</text:span></text:p>
            <text:p text:style-name="P7"><text:span text:style-name="T6"/></text:p>
            <text:p text:style-name="P7"><text:span text:style-name="T6">2×15=</text:span></text:p>
            <text:p text:style-name="P7"><text:span text:style-name="T6">20×15=</text:span></text:p>
            <text:p text:style-name="P7"><text:span text:style-name="T6">200×15=</text:span></text:p>
          </draw:text-box>
        </draw:frame>
        <draw:frame draw:style-name="gr22" draw:text-style-name="P4" draw:layer="layout" svg:width="12.389cm" svg:height="2.156cm" svg:x="5cm" svg:y="2.3cm">
          <draw:text-box>
            <text:p><text:span text:style-name="T4">かけざんドリル</text:span></text:p>
          </draw:text-box>
        </draw:frame>
      </draw:page>
      <draw:page draw:name="page20" draw:style-name="dp1" draw:master-page-name="標準">
        <draw:frame draw:style-name="gr23" draw:text-style-name="P9" draw:layer="layout" svg:width="4.812cm" svg:height="19.855cm" svg:x="6.3cm" svg:y="5.145cm">
          <draw:text-box>
            <text:p><text:span text:style-name="T6">2+9=</text:span></text:p>
            <text:p><text:span text:style-name="T6">12+9=</text:span></text:p>
            <text:p><text:span text:style-name="T6">2+19=</text:span></text:p>
            <text:p><text:span text:style-name="T6">12+19=</text:span></text:p>
            <text:p><text:span text:style-name="T6"/></text:p>
            <text:p><text:span text:style-name="T6">4+7=</text:span></text:p>
            <text:p><text:span text:style-name="T6">14+7=</text:span></text:p>
            <text:p><text:span text:style-name="T6">4+17=</text:span></text:p>
            <text:p><text:span text:style-name="T6">14+17=</text:span></text:p>
            <text:p><text:span text:style-name="T6"/></text:p>
            <text:p><text:span text:style-name="T6">6+5=</text:span></text:p>
            <text:p><text:span text:style-name="T6">16+5=</text:span></text:p>
            <text:p><text:span text:style-name="T6">6+15=</text:span></text:p>
            <text:p><text:span text:style-name="T6">16+15=</text:span></text:p>
          </draw:text-box>
        </draw:frame>
        <draw:frame draw:style-name="gr24" draw:text-style-name="P4" draw:layer="layout" svg:width="12.842cm" svg:height="2.156cm" svg:x="3.858cm" svg:y="1.044cm">
          <draw:text-box>
            <text:p><text:span text:style-name="T4">くりあがりドリル</text:span></text:p>
          </draw:text-box>
        </draw:frame>
      </draw:page>
      <draw:page draw:name="page21" draw:style-name="dp1" draw:master-page-name="標準">
        <draw:frame draw:style-name="gr25" draw:text-style-name="P9" draw:layer="layout" svg:width="4.494cm" svg:height="21.125cm" svg:x="6.3cm" svg:y="5.145cm">
          <draw:text-box>
            <text:p><text:span text:style-name="T6">12-9=</text:span></text:p>
            <text:p><text:span text:style-name="T6">22-9=</text:span></text:p>
            <text:p><text:span text:style-name="T6">22-19=</text:span></text:p>
            <text:p><text:span text:style-name="T6"/></text:p>
            <text:p><text:span text:style-name="T6">14-7=</text:span></text:p>
            <text:p><text:span text:style-name="T6">24-7=</text:span></text:p>
            <text:p><text:span text:style-name="T6">24-17=</text:span></text:p>
            <text:p><text:span text:style-name="T6"/></text:p>
            <text:p><text:span text:style-name="T6">16-8=</text:span></text:p>
            <text:p><text:span text:style-name="T6">26-8=</text:span></text:p>
            <text:p><text:span text:style-name="T6">26-18=</text:span></text:p>
            <text:p><text:span text:style-name="T6"/></text:p>
            <text:p><text:span text:style-name="T6">18-9=</text:span></text:p>
            <text:p><text:span text:style-name="T6">28-9=</text:span></text:p>
            <text:p><text:span text:style-name="T6">28-19=</text:span></text:p>
          </draw:text-box>
        </draw:frame>
        <draw:frame draw:style-name="gr26" draw:text-style-name="P4" draw:layer="layout" svg:width="12.508cm" svg:height="2.156cm" svg:x="3.858cm" svg:y="1.044cm">
          <draw:text-box>
            <text:p><text:span text:style-name="T4">くりさがりドリル</text:span></text:p>
          </draw:text-box>
        </draw:frame>
      </draw:page>
      <draw:page draw:name="page22" draw:style-name="dp1" draw:master-page-name="標準">
        <draw:frame draw:style-name="gr27" draw:text-style-name="P9" draw:layer="layout" svg:width="6.217cm" svg:height="21.787cm" svg:x="6.3cm" svg:y="5.145cm">
          <draw:text-box>
            <text:p><text:span text:style-name="T6">12 + 23 <text:s/>=</text:span></text:p>
            <text:p><text:span text:style-name="T6"/></text:p>
            <text:p><text:span text:style-name="T6">12 - 9 <text:s/>=</text:span></text:p>
            <text:p><text:span text:style-name="T6"/></text:p>
            <text:p><text:span text:style-name="T6">12 + 29 =</text:span></text:p>
            <text:p><text:span text:style-name="T6"/></text:p>
            <text:p><text:span text:style-name="T6">22 - 19 =</text:span></text:p>
            <text:p><text:span text:style-name="T6"/></text:p>
            <text:p><text:span text:style-name="T6"/></text:p>
            <text:p><text:span text:style-name="T6">55 + 23 =</text:span></text:p>
            <text:p><text:span text:style-name="T6"/></text:p>
            <text:p><text:span text:style-name="T6">55 - 34 =</text:span></text:p>
            <text:p><text:span text:style-name="T6"/></text:p>
            <text:p><text:span text:style-name="T6">55 - 45 =</text:span></text:p>
            <text:p><text:span text:style-name="T6"/></text:p>
            <text:p><text:span text:style-name="T6">55 - 47 =</text:span></text:p>
          </draw:text-box>
        </draw:frame>
        <draw:frame draw:style-name="gr28" draw:text-style-name="P11" draw:layer="layout" svg:width="18.117cm" svg:height="1.661cm" svg:x="0.981cm" svg:y="1.3cm">
          <draw:text-box>
            <text:p><text:span text:style-name="T7">ふたけたのふたのかげんざん</text:span></text:p>
          </draw:text-box>
        </draw:frame>
      </draw:page>
      <draw:page draw:name="page23" draw:style-name="dp1" draw:master-page-name="標準">
        <draw:frame draw:style-name="gr27" draw:text-style-name="P9" draw:layer="layout" svg:width="6.217cm" svg:height="21.787cm" svg:x="6.3cm" svg:y="5.145cm">
          <draw:text-box>
            <text:p><text:span text:style-name="T6">10 + 10 <text:s/>=</text:span></text:p>
            <text:p><text:span text:style-name="T6"/></text:p>
            <text:p><text:span text:style-name="T6">10 - 10 <text:s/>=</text:span></text:p>
            <text:p><text:span text:style-name="T6"/></text:p>
            <text:p><text:span text:style-name="T6">10 + 11 =</text:span></text:p>
            <text:p><text:span text:style-name="T6"/></text:p>
            <text:p><text:span text:style-name="T6">11 - 10 =</text:span></text:p>
            <text:p><text:span text:style-name="T6"/></text:p>
            <text:p><text:span text:style-name="T6"/></text:p>
            <text:p><text:span text:style-name="T6">11 + 11 =</text:span></text:p>
            <text:p><text:span text:style-name="T6"/></text:p>
            <text:p><text:span text:style-name="T6">11 - 11 =</text:span></text:p>
            <text:p><text:span text:style-name="T6"/></text:p>
            <text:p><text:span text:style-name="T6">20 + 10 =</text:span></text:p>
            <text:p><text:span text:style-name="T6"/></text:p>
            <text:p><text:span text:style-name="T6">20 - 10 =</text:span></text:p>
          </draw:text-box>
        </draw:frame>
        <draw:frame draw:style-name="gr28" draw:text-style-name="P11" draw:layer="layout" svg:width="18.117cm" svg:height="1.661cm" svg:x="0.981cm" svg:y="1.3cm">
          <draw:text-box>
            <text:p><text:span text:style-name="T7">ふたけたのふたのかげんざん</text:span></text:p>
          </draw:text-box>
        </draw:frame>
      </draw:page>
      <draw:page draw:name="page24" draw:style-name="dp1" draw:master-page-name="標準">
        <draw:frame draw:style-name="gr29" draw:text-style-name="P9" draw:layer="layout" svg:width="8.723cm" svg:height="21.787cm" svg:x="6.3cm" svg:y="5.145cm">
          <draw:text-box>
            <text:p><text:span text:style-name="T6">12 + 23 + 34 =</text:span></text:p>
            <text:p><text:span text:style-name="T6"/></text:p>
            <text:p><text:span text:style-name="T6">12 + 23 + 37 =</text:span></text:p>
            <text:p><text:span text:style-name="T6"/></text:p>
            <text:p><text:span text:style-name="T6">12 + 29 - 30 =</text:span></text:p>
            <text:p><text:span text:style-name="T6"/></text:p>
            <text:p><text:span text:style-name="T6">12 + 29 - 34 =</text:span></text:p>
            <text:p><text:span text:style-name="T6"/></text:p>
            <text:p><text:span text:style-name="T6"/></text:p>
            <text:p><text:span text:style-name="T6">55 + 23 - 14 =</text:span></text:p>
            <text:p><text:span text:style-name="T6"/></text:p>
            <text:p><text:span text:style-name="T6">55 - 34 - 17 =</text:span></text:p>
            <text:p><text:span text:style-name="T6"/></text:p>
            <text:p><text:span text:style-name="T6">55 - 45 - 6 =</text:span></text:p>
            <text:p><text:span text:style-name="T6"/></text:p>
            <text:p><text:span text:style-name="T6">55 - 47 - 7 =</text:span></text:p>
          </draw:text-box>
        </draw:frame>
        <draw:frame draw:style-name="gr30" draw:text-style-name="P11" draw:layer="layout" svg:width="19.294cm" svg:height="1.661cm" svg:x="0.981cm" svg:y="1.3cm">
          <draw:text-box>
            <text:p><text:span text:style-name="T7">ふたけたのみっつのかげんざん</text:span></text:p>
          </draw:text-box>
        </draw:frame>
      </draw:page>
      <draw:page draw:name="page25" draw:style-name="dp1" draw:master-page-name="標準">
        <draw:frame draw:style-name="gr31" draw:text-style-name="P9" draw:layer="layout" svg:width="7.28cm" svg:height="21.787cm" svg:x="6.3cm" svg:y="5.145cm">
          <draw:text-box>
            <text:p><text:span text:style-name="T6">123 + 234 =</text:span></text:p>
            <text:p><text:span text:style-name="T6"/></text:p>
            <text:p><text:span text:style-name="T6">123 + 237 =</text:span></text:p>
            <text:p><text:span text:style-name="T6"/></text:p>
            <text:p><text:span text:style-name="T6">123 + 290 =</text:span></text:p>
            <text:p><text:span text:style-name="T6"/></text:p>
            <text:p><text:span text:style-name="T6">123 + 298 =</text:span></text:p>
            <text:p><text:span text:style-name="T6"/></text:p>
            <text:p><text:span text:style-name="T6"/></text:p>
            <text:p><text:span text:style-name="T6">555 - 234 =</text:span></text:p>
            <text:p><text:span text:style-name="T6"/></text:p>
            <text:p><text:span text:style-name="T6">555 - 345 =</text:span></text:p>
            <text:p><text:span text:style-name="T6"/></text:p>
            <text:p><text:span text:style-name="T6">555 - 456 =</text:span></text:p>
            <text:p><text:span text:style-name="T6"/></text:p>
            <text:p><text:span text:style-name="T6">555 - 457 =</text:span></text:p>
          </draw:text-box>
        </draw:frame>
        <draw:frame draw:style-name="gr32" draw:text-style-name="P11" draw:layer="layout" svg:width="19.184cm" svg:height="1.661cm" svg:x="0.981cm" svg:y="1.3cm">
          <draw:text-box>
            <text:p><text:span text:style-name="T7">さんけたのふたつのかげんざん</text:span></text:p>
          </draw:text-box>
        </draw:frame>
      </draw:page>
      <draw:page draw:name="page26" draw:style-name="dp1" draw:master-page-name="標準">
        <draw:frame draw:style-name="gr33" draw:text-style-name="P9" draw:layer="layout" svg:width="10.658cm" svg:height="21.787cm" svg:x="6.3cm" svg:y="5.145cm">
          <draw:text-box>
            <text:p><text:span text:style-name="T6">123 + 234 - 345 =</text:span></text:p>
            <text:p><text:span text:style-name="T6"/></text:p>
            <text:p><text:span text:style-name="T6">123 + 237 - 345 =</text:span></text:p>
            <text:p><text:span text:style-name="T6"/></text:p>
            <text:p><text:span text:style-name="T6">123 + 234 - 157 =</text:span></text:p>
            <text:p><text:span text:style-name="T6"/></text:p>
            <text:p><text:span text:style-name="T6">123 + 234 - 168 =</text:span></text:p>
            <text:p><text:span text:style-name="T6"/></text:p>
            <text:p><text:span text:style-name="T6"/></text:p>
            <text:p><text:span text:style-name="T6">111 + 222 + 333 =</text:span></text:p>
            <text:p><text:span text:style-name="T6"/></text:p>
            <text:p><text:span text:style-name="T6">111 + 222 - 333 =</text:span></text:p>
            <text:p><text:span text:style-name="T6"/></text:p>
            <text:p><text:span text:style-name="T6">111 + 333 + 222 =</text:span></text:p>
            <text:p><text:span text:style-name="T6"/></text:p>
            <text:p><text:span text:style-name="T6">111 + 99 - 58 =</text:span></text:p>
          </draw:text-box>
        </draw:frame>
        <draw:frame draw:style-name="gr34" draw:text-style-name="P11" draw:layer="layout" svg:width="19.019cm" svg:height="1.661cm" svg:x="0.981cm" svg:y="1.3cm">
          <draw:text-box>
            <text:p><text:span text:style-name="T7">さんけたのみっつのかげんざん</text:span></text:p>
          </draw:text-box>
        </draw:frame>
      </draw:page>
      <draw:page draw:name="page27" draw:style-name="dp1" draw:master-page-name="標準">
        <draw:frame draw:style-name="gr35" draw:text-style-name="P12" draw:layer="layout" svg:width="3.283cm" svg:height="4.811cm" svg:x="3.5cm" svg:y="3.4cm">
          <draw:text-box>
            <text:p text:style-name="P7"><text:span text:style-name="T7">12</text:span></text:p>
            <text:p text:style-name="P7"><text:span text:style-name="T7">+ 24</text:span></text:p>
            <text:p text:style-name="P7"><text:span text:style-name="T7"/></text:p>
          </draw:text-box>
        </draw:frame>
        <draw:line draw:style-name="gr36" draw:text-style-name="P13" draw:layer="layout" svg:x1="2.5cm" svg:y1="6.8cm" svg:x2="7.9cm" svg:y2="6.8cm">
          <text:p/>
        </draw:line>
        <draw:frame draw:style-name="gr35" draw:text-style-name="P12" draw:layer="layout" svg:width="3.283cm" svg:height="4.811cm" svg:x="3.5cm" svg:y="9.489cm">
          <draw:text-box>
            <text:p text:style-name="P7"><text:span text:style-name="T7">31</text:span></text:p>
            <text:p text:style-name="P7"><text:span text:style-name="T7">+ 48</text:span></text:p>
            <text:p text:style-name="P7"><text:span text:style-name="T7"/></text:p>
          </draw:text-box>
        </draw:frame>
        <draw:line draw:style-name="gr36" draw:text-style-name="P13" draw:layer="layout" svg:x1="2.5cm" svg:y1="12.889cm" svg:x2="7.9cm" svg:y2="12.889cm">
          <text:p/>
        </draw:line>
        <draw:frame draw:style-name="gr35" draw:text-style-name="P12" draw:layer="layout" svg:width="3.283cm" svg:height="4.811cm" svg:x="3.5cm" svg:y="15.8cm">
          <draw:text-box>
            <text:p text:style-name="P7"><text:span text:style-name="T7">41</text:span></text:p>
            <text:p text:style-name="P7"><text:span text:style-name="T7">+ 52</text:span></text:p>
            <text:p text:style-name="P7"><text:span text:style-name="T7"/></text:p>
          </draw:text-box>
        </draw:frame>
        <draw:line draw:style-name="gr36" draw:text-style-name="P13" draw:layer="layout" svg:x1="2.5cm" svg:y1="19.2cm" svg:x2="7.9cm" svg:y2="19.2cm">
          <text:p/>
        </draw:line>
        <draw:frame draw:style-name="gr35" draw:text-style-name="P12" draw:layer="layout" svg:width="3.283cm" svg:height="4.811cm" svg:x="3.5cm" svg:y="22.389cm">
          <draw:text-box>
            <text:p text:style-name="P7"><text:span text:style-name="T7">63</text:span></text:p>
            <text:p text:style-name="P7"><text:span text:style-name="T7">+ 43</text:span></text:p>
            <text:p text:style-name="P7"><text:span text:style-name="T7"/></text:p>
          </draw:text-box>
        </draw:frame>
        <draw:line draw:style-name="gr36" draw:text-style-name="P13" draw:layer="layout" svg:x1="2.5cm" svg:y1="25.789cm" svg:x2="7.9cm" svg:y2="25.789cm">
          <text:p/>
        </draw:line>
        <draw:frame draw:style-name="gr37" draw:text-style-name="P4" draw:layer="layout" svg:width="11.826cm" svg:height="2.156cm" svg:x="4.674cm" svg:y="1.044cm">
          <draw:text-box>
            <text:p><text:span text:style-name="T4">ひっさんドリル</text:span></text:p>
          </draw:text-box>
        </draw:frame>
      </draw:page>
      <draw:page draw:name="page28" draw:style-name="dp1" draw:master-page-name="標準">
        <draw:custom-shape draw:style-name="gr38" draw:text-style-name="P14" draw:layer="layout" svg:width="1.7cm" svg:height="1.7cm" svg:x="1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5" draw:layer="layout" svg:width="3.507cm" svg:height="3.913cm" svg:x="3.5cm" svg:y="4.187cm">
          <draw:text-box>
            <text:p text:style-name="P7"><text:span text:style-name="T8">45</text:span></text:p>
            <text:p text:style-name="P7"><text:span text:style-name="T8">+</text:span><text:span text:style-name="T8">　 </text:span><text:span text:style-name="T8">37</text:span></text:p>
            <text:p text:style-name="P7"><text:span text:style-name="T8"/></text:p>
          </draw:text-box>
        </draw:frame>
        <draw:line draw:style-name="gr36" draw:text-style-name="P13" draw:layer="layout" svg:x1="2.5cm" svg:y1="6.8cm" svg:x2="7.9cm" svg:y2="6.8cm">
          <text:p/>
        </draw:line>
        <draw:frame draw:style-name="gr40" draw:text-style-name="P4" draw:layer="layout" svg:width="19.493cm" svg:height="2.156cm" svg:x="1.074cm" svg:y="1.044cm">
          <draw:text-box>
            <text:p><text:span text:style-name="T4">くりあがりひっさんドリル</text:span></text:p>
          </draw:text-box>
        </draw:frame>
        <draw:frame draw:style-name="gr41" draw:text-style-name="P5" draw:layer="layout" svg:width="2.1cm" svg:height="0.886cm" svg:x="1.5cm" svg:y="3.7cm">
          <draw:text-box>
            <text:p>例</text:p>
          </draw:text-box>
        </draw:frame>
        <draw:frame draw:style-name="gr42" draw:text-style-name="P15" draw:layer="layout" svg:width="3.507cm" svg:height="5.179cm" svg:x="9.293cm" svg:y="4.121cm">
          <draw:text-box>
            <text:p text:style-name="P7"><text:span text:style-name="T8">45</text:span></text:p>
            <text:p text:style-name="P7"><text:span text:style-name="T8">+</text:span><text:span text:style-name="T8">　 </text:span><text:span text:style-name="T8">37</text:span></text:p>
            <text:p text:style-name="P7"><text:span text:style-name="T8">2</text:span></text:p>
            <text:p text:style-name="P7"><text:span text:style-name="T8"/></text:p>
          </draw:text-box>
        </draw:frame>
        <draw:line draw:style-name="gr36" draw:text-style-name="P13" draw:layer="layout" svg:x1="8.2cm" svg:y1="6.801cm" svg:x2="13.6cm" svg:y2="6.801cm">
          <text:p/>
        </draw:line>
        <draw:frame draw:style-name="gr42" draw:text-style-name="P15" draw:layer="layout" svg:width="3.507cm" svg:height="5.179cm" svg:x="14.9cm" svg:y="4.189cm">
          <draw:text-box>
            <text:p text:style-name="P7"><text:span text:style-name="T8">45</text:span></text:p>
            <text:p text:style-name="P7"><text:span text:style-name="T8">+</text:span><text:span text:style-name="T8">　 </text:span><text:span text:style-name="T8">37</text:span></text:p>
            <text:p text:style-name="P7"><text:span text:style-name="T8">82</text:span></text:p>
            <text:p text:style-name="P7"><text:span text:style-name="T8"/></text:p>
          </draw:text-box>
        </draw:frame>
        <draw:line draw:style-name="gr36" draw:text-style-name="P13" draw:layer="layout" svg:x1="13.9cm" svg:y1="6.802cm" svg:x2="19.3cm" svg:y2="6.802cm">
          <text:p/>
        </draw:line>
        <draw:frame draw:style-name="gr43" draw:text-style-name="P16" draw:layer="layout" svg:width="0.972cm" svg:height="0.882cm" svg:x="11.228cm" svg:y="3.5cm">
          <draw:text-box>
            <text:p text:style-name="P7"><text:span text:style-name="T9">1 </text:span></text:p>
          </draw:text-box>
        </draw:frame>
        <draw:frame draw:style-name="gr43" draw:text-style-name="P16" draw:layer="layout" svg:width="0.972cm" svg:height="0.882cm" svg:x="16.8cm" svg:y="3.418cm">
          <draw:text-box>
            <text:p text:style-name="P7"><text:span text:style-name="T9">1 </text:span></text:p>
          </draw:text-box>
        </draw:frame>
        <draw:frame draw:style-name="gr39" draw:text-style-name="P15" draw:layer="layout" svg:width="3.507cm" svg:height="3.913cm" svg:x="7.9cm" svg:y="9.788cm">
          <draw:text-box>
            <text:p text:style-name="P7"><text:span text:style-name="T8">19</text:span></text:p>
            <text:p text:style-name="P7"><text:span text:style-name="T8">+</text:span><text:span text:style-name="T8">　 </text:span><text:span text:style-name="T8">27</text:span></text:p>
            <text:p text:style-name="P7"><text:span text:style-name="T8"/></text:p>
          </draw:text-box>
        </draw:frame>
        <draw:line draw:style-name="gr36" draw:text-style-name="P13" draw:layer="layout" svg:x1="6.9cm" svg:y1="12.401cm" svg:x2="12.3cm" svg:y2="12.401cm">
          <text:p/>
        </draw:line>
        <draw:frame draw:style-name="gr39" draw:text-style-name="P15" draw:layer="layout" svg:width="3.507cm" svg:height="3.913cm" svg:x="7.9cm" svg:y="14.789cm">
          <draw:text-box>
            <text:p text:style-name="P7"><text:span text:style-name="T8">63</text:span></text:p>
            <text:p text:style-name="P7"><text:span text:style-name="T8">+</text:span><text:span text:style-name="T8">　 </text:span><text:span text:style-name="T8">18</text:span></text:p>
            <text:p text:style-name="P7"><text:span text:style-name="T8"/></text:p>
          </draw:text-box>
        </draw:frame>
        <draw:line draw:style-name="gr36" draw:text-style-name="P13" draw:layer="layout" svg:x1="6.9cm" svg:y1="17.402cm" svg:x2="12.3cm" svg:y2="17.402cm">
          <text:p/>
        </draw:line>
        <draw:frame draw:style-name="gr39" draw:text-style-name="P15" draw:layer="layout" svg:width="3.507cm" svg:height="3.913cm" svg:x="7.9cm" svg:y="20.09cm">
          <draw:text-box>
            <text:p text:style-name="P7"><text:span text:style-name="T8">75</text:span></text:p>
            <text:p text:style-name="P7"><text:span text:style-name="T8">+</text:span><text:span text:style-name="T8">　 </text:span><text:span text:style-name="T8">87</text:span></text:p>
            <text:p text:style-name="P7"><text:span text:style-name="T8"/></text:p>
          </draw:text-box>
        </draw:frame>
        <draw:line draw:style-name="gr36" draw:text-style-name="P13" draw:layer="layout" svg:x1="6.9cm" svg:y1="22.703cm" svg:x2="12.3cm" svg:y2="22.703cm">
          <text:p/>
        </draw:line>
      </draw:page>
      <draw:page draw:name="page29" draw:style-name="dp1" draw:master-page-name="標準">
        <draw:custom-shape draw:style-name="gr38" draw:text-style-name="P14" draw:layer="layout" svg:width="1.7cm" svg:height="1.7cm" svg:x="1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5" draw:layer="layout" svg:width="3.355cm" svg:height="3.913cm" svg:x="2.6cm" svg:y="4.187cm">
          <draw:text-box>
            <text:p text:style-name="P7"><text:span text:style-name="T8">145</text:span></text:p>
            <text:p text:style-name="P7"><text:span text:style-name="T8">+ 267</text:span></text:p>
            <text:p text:style-name="P7"><text:span text:style-name="T8"/></text:p>
          </draw:text-box>
        </draw:frame>
        <draw:line draw:style-name="gr36" draw:text-style-name="P13" draw:layer="layout" svg:x1="2.4cm" svg:y1="6.8cm" svg:x2="6.3cm" svg:y2="6.8cm">
          <text:p/>
        </draw:line>
        <draw:frame draw:style-name="gr45" draw:text-style-name="P17" draw:layer="layout" svg:width="19.374cm" svg:height="1.381cm" svg:x="1.074cm" svg:y="1.044cm">
          <draw:text-box>
            <text:p><text:span text:style-name="T8">ひゃくのくらいのくりあがりひっさんドリル</text:span></text:p>
          </draw:text-box>
        </draw:frame>
        <draw:frame draw:style-name="gr41" draw:text-style-name="P18" draw:layer="layout" svg:width="2.1cm" svg:height="0.886cm" svg:x="1.5cm" svg:y="3.7cm">
          <draw:text-box>
            <text:p><text:span text:style-name="T10">例</text:span></text:p>
          </draw:text-box>
        </draw:frame>
        <draw:frame draw:style-name="gr46" draw:text-style-name="P15" draw:layer="layout" svg:width="3.791cm" svg:height="5.179cm" svg:x="6.793cm" svg:y="4.121cm">
          <draw:text-box>
            <text:p text:style-name="P7"><text:span text:style-name="T8">145</text:span></text:p>
            <text:p text:style-name="P7"><text:span text:style-name="T8">+</text:span><text:span text:style-name="T8">　</text:span><text:span text:style-name="T8">267</text:span></text:p>
            <text:p text:style-name="P7"><text:span text:style-name="T8">2</text:span></text:p>
            <text:p text:style-name="P7"><text:span text:style-name="T8"/></text:p>
          </draw:text-box>
        </draw:frame>
        <draw:line draw:style-name="gr36" draw:text-style-name="P13" draw:layer="layout" svg:x1="6.9cm" svg:y1="6.8cm" svg:x2="10.6cm" svg:y2="6.8cm">
          <text:p/>
        </draw:line>
        <draw:frame draw:style-name="gr47" draw:text-style-name="P15" draw:layer="layout" svg:width="3.355cm" svg:height="4.049cm" svg:x="11.8cm" svg:y="4.189cm">
          <draw:text-box>
            <text:p text:style-name="P7"><text:span text:style-name="T8">145</text:span></text:p>
            <text:p text:style-name="P7"><text:span text:style-name="T8">+ 267</text:span></text:p>
            <text:p text:style-name="P7"><text:span text:style-name="T8">82</text:span></text:p>
          </draw:text-box>
        </draw:frame>
        <draw:line draw:style-name="gr36" draw:text-style-name="P13" draw:layer="layout" svg:x1="11.6cm" svg:y1="6.8cm" svg:x2="15.5cm" svg:y2="6.8cm">
          <text:p/>
        </draw:line>
        <draw:frame draw:style-name="gr43" draw:text-style-name="P19" draw:layer="layout" svg:width="0.972cm" svg:height="0.882cm" svg:x="8.9cm" svg:y="3.5cm">
          <draw:text-box>
            <text:p text:style-name="P7"><text:span text:style-name="T9">1 </text:span></text:p>
          </draw:text-box>
        </draw:frame>
        <draw:frame draw:style-name="gr48" draw:text-style-name="P19" draw:layer="layout" svg:width="1.658cm" svg:height="0.882cm" svg:x="12.828cm" svg:y="3.518cm">
          <draw:text-box>
            <text:p text:style-name="P7"><text:span text:style-name="T9">1</text:span><text:span text:style-name="T9">　</text:span><text:span text:style-name="T9">1 </text:span></text:p>
          </draw:text-box>
        </draw:frame>
        <draw:frame draw:style-name="gr49" draw:text-style-name="P15" draw:layer="layout" svg:width="4.134cm" svg:height="3.913cm" svg:x="7.9cm" svg:y="9.788cm">
          <draw:text-box>
            <text:p text:style-name="P7"><text:span text:style-name="T8">339</text:span></text:p>
            <text:p text:style-name="P7"><text:span text:style-name="T8">+</text:span><text:span text:style-name="T8">　 </text:span><text:span text:style-name="T8">467</text:span></text:p>
            <text:p text:style-name="P7"><text:span text:style-name="T8"/></text:p>
          </draw:text-box>
        </draw:frame>
        <draw:line draw:style-name="gr36" draw:text-style-name="P13" draw:layer="layout" svg:x1="6.9cm" svg:y1="12.401cm" svg:x2="12.3cm" svg:y2="12.401cm">
          <text:p/>
        </draw:line>
        <draw:frame draw:style-name="gr50" draw:text-style-name="P15" draw:layer="layout" svg:width="4.134cm" svg:height="2.783cm" svg:x="7.9cm" svg:y="14.789cm">
          <draw:text-box>
            <text:p text:style-name="P7"><text:span text:style-name="T8">456</text:span></text:p>
            <text:p text:style-name="P7"><text:span text:style-name="T8">+</text:span><text:span text:style-name="T8">　 </text:span><text:span text:style-name="T8">789</text:span></text:p>
          </draw:text-box>
        </draw:frame>
        <draw:line draw:style-name="gr36" draw:text-style-name="P13" draw:layer="layout" svg:x1="6.9cm" svg:y1="17.402cm" svg:x2="12.3cm" svg:y2="17.402cm">
          <text:p/>
        </draw:line>
        <draw:frame draw:style-name="gr49" draw:text-style-name="P15" draw:layer="layout" svg:width="4.134cm" svg:height="3.913cm" svg:x="7.9cm" svg:y="20.09cm">
          <draw:text-box>
            <text:p text:style-name="P7"><text:span text:style-name="T8">555</text:span></text:p>
            <text:p text:style-name="P7"><text:span text:style-name="T8">+</text:span><text:span text:style-name="T8">　 </text:span><text:span text:style-name="T8">555</text:span></text:p>
            <text:p text:style-name="P7"><text:span text:style-name="T8"/></text:p>
          </draw:text-box>
        </draw:frame>
        <draw:line draw:style-name="gr36" draw:text-style-name="P13" draw:layer="layout" svg:x1="6.9cm" svg:y1="22.703cm" svg:x2="12.3cm" svg:y2="22.703cm">
          <text:p/>
        </draw:line>
        <draw:frame draw:style-name="gr47" draw:text-style-name="P15" draw:layer="layout" svg:width="3.355cm" svg:height="4.049cm" svg:x="16.2cm" svg:y="4.189cm">
          <draw:text-box>
            <text:p text:style-name="P7"><text:span text:style-name="T8">145</text:span></text:p>
            <text:p text:style-name="P7"><text:span text:style-name="T8">+ 267</text:span></text:p>
            <text:p text:style-name="P7"><text:span text:style-name="T8">482</text:span></text:p>
          </draw:text-box>
        </draw:frame>
        <draw:line draw:style-name="gr36" draw:text-style-name="P13" draw:layer="layout" svg:x1="16cm" svg:y1="6.8cm" svg:x2="19.8cm" svg:y2="6.8cm">
          <text:p/>
        </draw:line>
        <draw:frame draw:style-name="gr48" draw:text-style-name="P19" draw:layer="layout" svg:width="1.658cm" svg:height="0.882cm" svg:x="17.228cm" svg:y="3.518cm">
          <draw:text-box>
            <text:p text:style-name="P7"><text:span text:style-name="T9">1</text:span><text:span text:style-name="T9">　</text:span><text:span text:style-name="T9">1 </text:span></text:p>
          </draw:text-box>
        </draw:frame>
      </draw:page>
      <draw:page draw:name="page30" draw:style-name="dp1" draw:master-page-name="標準">
        <draw:frame draw:style-name="gr45" draw:text-style-name="P17" draw:layer="layout" svg:width="19.374cm" svg:height="1.381cm" svg:x="1.074cm" svg:y="1.044cm">
          <draw:text-box>
            <text:p><text:span text:style-name="T8">ひゃくのくらいのくりあがりひっさんドリル</text:span></text:p>
          </draw:text-box>
        </draw:frame>
        <draw:frame draw:style-name="gr49" draw:text-style-name="P15" draw:layer="layout" svg:width="4.134cm" svg:height="3.913cm" svg:x="12cm" svg:y="8.284cm">
          <draw:text-box>
            <text:p text:style-name="P7"><text:span text:style-name="T8">345</text:span></text:p>
            <text:p text:style-name="P7"><text:span text:style-name="T8">+</text:span><text:span text:style-name="T8">　 </text:span><text:span text:style-name="T8">567</text:span></text:p>
            <text:p text:style-name="P7"><text:span text:style-name="T8"/></text:p>
          </draw:text-box>
        </draw:frame>
        <draw:line draw:style-name="gr36" draw:text-style-name="P13" draw:layer="layout" svg:x1="11cm" svg:y1="10.897cm" svg:x2="16.4cm" svg:y2="10.897cm">
          <text:p/>
        </draw:line>
        <draw:frame draw:style-name="gr50" draw:text-style-name="P15" draw:layer="layout" svg:width="4.134cm" svg:height="2.783cm" svg:x="12cm" svg:y="13.285cm">
          <draw:text-box>
            <text:p text:style-name="P7"><text:span text:style-name="T8">555</text:span></text:p>
            <text:p text:style-name="P7"><text:span text:style-name="T8">+</text:span><text:span text:style-name="T8">　 </text:span><text:span text:style-name="T8">356</text:span></text:p>
          </draw:text-box>
        </draw:frame>
        <draw:line draw:style-name="gr36" draw:text-style-name="P13" draw:layer="layout" svg:x1="11cm" svg:y1="15.898cm" svg:x2="16.4cm" svg:y2="15.898cm">
          <text:p/>
        </draw:line>
        <draw:frame draw:style-name="gr49" draw:text-style-name="P15" draw:layer="layout" svg:width="4.134cm" svg:height="3.913cm" svg:x="12cm" svg:y="18.586cm">
          <draw:text-box>
            <text:p text:style-name="P7"><text:span text:style-name="T8">711</text:span></text:p>
            <text:p text:style-name="P7"><text:span text:style-name="T8">+</text:span><text:span text:style-name="T8">　 </text:span><text:span text:style-name="T8">555</text:span></text:p>
            <text:p text:style-name="P7"><text:span text:style-name="T8"/></text:p>
          </draw:text-box>
        </draw:frame>
        <draw:line draw:style-name="gr36" draw:text-style-name="P13" draw:layer="layout" svg:x1="11cm" svg:y1="21.199cm" svg:x2="16.4cm" svg:y2="21.199cm">
          <text:p/>
        </draw:line>
        <draw:frame draw:style-name="gr49" draw:text-style-name="P15" draw:layer="layout" svg:width="4.134cm" svg:height="3.913cm" svg:x="12.1cm" svg:y="3.496cm">
          <draw:text-box>
            <text:p text:style-name="P7"><text:span text:style-name="T8">106</text:span></text:p>
            <text:p text:style-name="P7"><text:span text:style-name="T8">+</text:span><text:span text:style-name="T8">　 </text:span><text:span text:style-name="T8">417</text:span></text:p>
            <text:p text:style-name="P7"><text:span text:style-name="T8"/></text:p>
          </draw:text-box>
        </draw:frame>
        <draw:line draw:style-name="gr36" draw:text-style-name="P13" draw:layer="layout" svg:x1="11.2cm" svg:y1="6.098cm" svg:x2="16.6cm" svg:y2="6.098cm">
          <text:p/>
        </draw:line>
        <draw:frame draw:style-name="gr49" draw:text-style-name="P15" draw:layer="layout" svg:width="4.134cm" svg:height="3.913cm" svg:x="12cm" svg:y="23.587cm">
          <draw:text-box>
            <text:p text:style-name="P7"><text:span text:style-name="T8">999</text:span></text:p>
            <text:p text:style-name="P7"><text:span text:style-name="T8">+</text:span><text:span text:style-name="T8">　 </text:span><text:span text:style-name="T8">555</text:span></text:p>
            <text:p text:style-name="P7"><text:span text:style-name="T8"/></text:p>
          </draw:text-box>
        </draw:frame>
        <draw:line draw:style-name="gr36" draw:text-style-name="P13" draw:layer="layout" svg:x1="11cm" svg:y1="26.2cm" svg:x2="16.4cm" svg:y2="26.2cm">
          <text:p/>
        </draw:line>
        <draw:frame draw:style-name="gr49" draw:text-style-name="P15" draw:layer="layout" svg:width="4.134cm" svg:height="3.913cm" svg:x="4.6cm" svg:y="13.084cm">
          <draw:text-box>
            <text:p text:style-name="P7"><text:span text:style-name="T8">440</text:span></text:p>
            <text:p text:style-name="P7"><text:span text:style-name="T8">+</text:span><text:span text:style-name="T8">　 </text:span><text:span text:style-name="T8">399</text:span></text:p>
            <text:p text:style-name="P7"><text:span text:style-name="T8"/></text:p>
          </draw:text-box>
        </draw:frame>
        <draw:line draw:style-name="gr36" draw:text-style-name="P13" draw:layer="layout" svg:x1="3.6cm" svg:y1="15.697cm" svg:x2="9cm" svg:y2="15.697cm">
          <text:p/>
        </draw:line>
        <draw:frame draw:style-name="gr50" draw:text-style-name="P15" draw:layer="layout" svg:width="4.134cm" svg:height="2.783cm" svg:x="4.6cm" svg:y="18.085cm">
          <draw:text-box>
            <text:p text:style-name="P7"><text:span text:style-name="T8">690</text:span></text:p>
            <text:p text:style-name="P7"><text:span text:style-name="T8">+</text:span><text:span text:style-name="T8">　 </text:span><text:span text:style-name="T8">379</text:span></text:p>
          </draw:text-box>
        </draw:frame>
        <draw:line draw:style-name="gr36" draw:text-style-name="P13" draw:layer="layout" svg:x1="3.6cm" svg:y1="20.698cm" svg:x2="9cm" svg:y2="20.698cm">
          <text:p/>
        </draw:line>
        <draw:frame draw:style-name="gr49" draw:text-style-name="P15" draw:layer="layout" svg:width="4.134cm" svg:height="3.913cm" svg:x="4.6cm" svg:y="23.386cm">
          <draw:text-box>
            <text:p text:style-name="P7"><text:span text:style-name="T8">859</text:span></text:p>
            <text:p text:style-name="P7"><text:span text:style-name="T8">+</text:span><text:span text:style-name="T8">　 </text:span><text:span text:style-name="T8">193</text:span></text:p>
            <text:p text:style-name="P7"><text:span text:style-name="T8"/></text:p>
          </draw:text-box>
        </draw:frame>
        <draw:line draw:style-name="gr36" draw:text-style-name="P13" draw:layer="layout" svg:x1="3.6cm" svg:y1="25.999cm" svg:x2="9cm" svg:y2="25.999cm">
          <text:p/>
        </draw:line>
        <draw:frame draw:style-name="gr51" draw:text-style-name="P15" draw:layer="layout" svg:width="3.791cm" svg:height="3.913cm" svg:x="4.8cm" svg:y="8.285cm">
          <draw:text-box>
            <text:p text:style-name="P7"><text:span text:style-name="T8">239</text:span></text:p>
            <text:p text:style-name="P7"><text:span text:style-name="T8">+</text:span><text:span text:style-name="T8">　</text:span><text:span text:style-name="T8">367</text:span></text:p>
            <text:p text:style-name="P7"><text:span text:style-name="T8"/></text:p>
          </draw:text-box>
        </draw:frame>
        <draw:line draw:style-name="gr36" draw:text-style-name="P13" draw:layer="layout" svg:x1="3.8cm" svg:y1="10.898cm" svg:x2="9.2cm" svg:y2="10.898cm">
          <text:p/>
        </draw:line>
        <draw:frame draw:style-name="gr39" draw:text-style-name="P15" draw:layer="layout" svg:width="3.507cm" svg:height="3.913cm" svg:x="5.036cm" svg:y="3.3cm">
          <draw:text-box>
            <text:p text:style-name="P7"><text:span text:style-name="T8">77</text:span></text:p>
            <text:p text:style-name="P7"><text:span text:style-name="T8">+</text:span><text:span text:style-name="T8">　 </text:span><text:span text:style-name="T8">64</text:span></text:p>
            <text:p text:style-name="P7"><text:span text:style-name="T8"/></text:p>
          </draw:text-box>
        </draw:frame>
        <draw:line draw:style-name="gr36" draw:text-style-name="P13" draw:layer="layout" svg:x1="4cm" svg:y1="6cm" svg:x2="9.4cm" svg:y2="6cm">
          <text:p/>
        </draw:line>
      </draw:page>
      <draw:page draw:name="page31" draw:style-name="dp1" draw:master-page-name="標準">
        <draw:frame draw:style-name="gr45" draw:text-style-name="P17" draw:layer="layout" svg:width="19.374cm" svg:height="1.381cm" svg:x="1.074cm" svg:y="1.044cm">
          <draw:text-box>
            <text:p><text:span text:style-name="T8">ひゃくのくらいのくりあがりひっさんドリル</text:span></text:p>
          </draw:text-box>
        </draw:frame>
        <draw:frame draw:style-name="gr49" draw:text-style-name="P15" draw:layer="layout" svg:width="4.134cm" svg:height="3.913cm" svg:x="12cm" svg:y="8.284cm">
          <draw:text-box>
            <text:p text:style-name="P7"><text:span text:style-name="T8">456</text:span></text:p>
            <text:p text:style-name="P7"><text:span text:style-name="T8">+</text:span><text:span text:style-name="T8">　 </text:span><text:span text:style-name="T8">567</text:span></text:p>
            <text:p text:style-name="P7"><text:span text:style-name="T8"/></text:p>
          </draw:text-box>
        </draw:frame>
        <draw:line draw:style-name="gr36" draw:text-style-name="P13" draw:layer="layout" svg:x1="11cm" svg:y1="10.897cm" svg:x2="16.4cm" svg:y2="10.897cm">
          <text:p/>
        </draw:line>
        <draw:frame draw:style-name="gr50" draw:text-style-name="P15" draw:layer="layout" svg:width="4.134cm" svg:height="2.783cm" svg:x="12cm" svg:y="13.285cm">
          <draw:text-box>
            <text:p text:style-name="P7"><text:span text:style-name="T8">555</text:span></text:p>
            <text:p text:style-name="P7"><text:span text:style-name="T8">+</text:span><text:span text:style-name="T8">　 </text:span><text:span text:style-name="T8">476</text:span></text:p>
          </draw:text-box>
        </draw:frame>
        <draw:line draw:style-name="gr36" draw:text-style-name="P13" draw:layer="layout" svg:x1="11cm" svg:y1="15.898cm" svg:x2="16.4cm" svg:y2="15.898cm">
          <text:p/>
        </draw:line>
        <draw:frame draw:style-name="gr49" draw:text-style-name="P15" draw:layer="layout" svg:width="4.134cm" svg:height="3.913cm" svg:x="12cm" svg:y="18.586cm">
          <draw:text-box>
            <text:p text:style-name="P7"><text:span text:style-name="T8">765</text:span></text:p>
            <text:p text:style-name="P7"><text:span text:style-name="T8">+</text:span><text:span text:style-name="T8">　 </text:span><text:span text:style-name="T8">876</text:span></text:p>
            <text:p text:style-name="P7"><text:span text:style-name="T8"/></text:p>
          </draw:text-box>
        </draw:frame>
        <draw:line draw:style-name="gr36" draw:text-style-name="P13" draw:layer="layout" svg:x1="11cm" svg:y1="21.199cm" svg:x2="16.4cm" svg:y2="21.199cm">
          <text:p/>
        </draw:line>
        <draw:frame draw:style-name="gr49" draw:text-style-name="P15" draw:layer="layout" svg:width="4.134cm" svg:height="3.913cm" svg:x="12.1cm" svg:y="3.496cm">
          <draw:text-box>
            <text:p text:style-name="P7"><text:span text:style-name="T8">106</text:span></text:p>
            <text:p text:style-name="P7"><text:span text:style-name="T8">+</text:span><text:span text:style-name="T8">　 </text:span><text:span text:style-name="T8">567</text:span></text:p>
            <text:p text:style-name="P7"><text:span text:style-name="T8"/></text:p>
          </draw:text-box>
        </draw:frame>
        <draw:line draw:style-name="gr36" draw:text-style-name="P13" draw:layer="layout" svg:x1="11.2cm" svg:y1="6.098cm" svg:x2="16.6cm" svg:y2="6.098cm">
          <text:p/>
        </draw:line>
        <draw:frame draw:style-name="gr49" draw:text-style-name="P15" draw:layer="layout" svg:width="4.134cm" svg:height="3.913cm" svg:x="12cm" svg:y="23.587cm">
          <draw:text-box>
            <text:p text:style-name="P7"><text:span text:style-name="T8">786</text:span></text:p>
            <text:p text:style-name="P7"><text:span text:style-name="T8">+</text:span><text:span text:style-name="T8">　 </text:span><text:span text:style-name="T8">295</text:span></text:p>
            <text:p text:style-name="P7"><text:span text:style-name="T8"/></text:p>
          </draw:text-box>
        </draw:frame>
        <draw:line draw:style-name="gr36" draw:text-style-name="P13" draw:layer="layout" svg:x1="11cm" svg:y1="26.2cm" svg:x2="16.4cm" svg:y2="26.2cm">
          <text:p/>
        </draw:line>
        <draw:frame draw:style-name="gr49" draw:text-style-name="P15" draw:layer="layout" svg:width="4.134cm" svg:height="3.913cm" svg:x="4.6cm" svg:y="13.084cm">
          <draw:text-box>
            <text:p text:style-name="P7"><text:span text:style-name="T8">444</text:span></text:p>
            <text:p text:style-name="P7"><text:span text:style-name="T8">+</text:span><text:span text:style-name="T8">　 </text:span><text:span text:style-name="T8">399</text:span></text:p>
            <text:p text:style-name="P7"><text:span text:style-name="T8"/></text:p>
          </draw:text-box>
        </draw:frame>
        <draw:line draw:style-name="gr36" draw:text-style-name="P13" draw:layer="layout" svg:x1="3.6cm" svg:y1="15.697cm" svg:x2="9cm" svg:y2="15.697cm">
          <text:p/>
        </draw:line>
        <draw:frame draw:style-name="gr50" draw:text-style-name="P15" draw:layer="layout" svg:width="4.134cm" svg:height="2.783cm" svg:x="4.6cm" svg:y="18.085cm">
          <draw:text-box>
            <text:p text:style-name="P7"><text:span text:style-name="T8">395</text:span></text:p>
            <text:p text:style-name="P7"><text:span text:style-name="T8">+</text:span><text:span text:style-name="T8">　 </text:span><text:span text:style-name="T8">379</text:span></text:p>
          </draw:text-box>
        </draw:frame>
        <draw:line draw:style-name="gr36" draw:text-style-name="P13" draw:layer="layout" svg:x1="3.6cm" svg:y1="20.698cm" svg:x2="9cm" svg:y2="20.698cm">
          <text:p/>
        </draw:line>
        <draw:frame draw:style-name="gr49" draw:text-style-name="P15" draw:layer="layout" svg:width="4.134cm" svg:height="3.913cm" svg:x="4.6cm" svg:y="23.386cm">
          <draw:text-box>
            <text:p text:style-name="P7"><text:span text:style-name="T8">466</text:span></text:p>
            <text:p text:style-name="P7"><text:span text:style-name="T8">+</text:span><text:span text:style-name="T8">　 </text:span><text:span text:style-name="T8">644</text:span></text:p>
            <text:p text:style-name="P7"><text:span text:style-name="T8"/></text:p>
          </draw:text-box>
        </draw:frame>
        <draw:line draw:style-name="gr36" draw:text-style-name="P13" draw:layer="layout" svg:x1="3.6cm" svg:y1="25.999cm" svg:x2="9cm" svg:y2="25.999cm">
          <text:p/>
        </draw:line>
        <draw:frame draw:style-name="gr51" draw:text-style-name="P15" draw:layer="layout" svg:width="3.791cm" svg:height="3.913cm" svg:x="4.8cm" svg:y="8.285cm">
          <draw:text-box>
            <text:p text:style-name="P7"><text:span text:style-name="T8">349</text:span></text:p>
            <text:p text:style-name="P7"><text:span text:style-name="T8">+</text:span><text:span text:style-name="T8">　</text:span><text:span text:style-name="T8">367</text:span></text:p>
            <text:p text:style-name="P7"><text:span text:style-name="T8"/></text:p>
          </draw:text-box>
        </draw:frame>
        <draw:line draw:style-name="gr36" draw:text-style-name="P13" draw:layer="layout" svg:x1="3.8cm" svg:y1="10.898cm" svg:x2="9.2cm" svg:y2="10.898cm">
          <text:p/>
        </draw:line>
        <draw:frame draw:style-name="gr39" draw:text-style-name="P15" draw:layer="layout" svg:width="3.507cm" svg:height="3.913cm" svg:x="5.036cm" svg:y="3.3cm">
          <draw:text-box>
            <text:p text:style-name="P7"><text:span text:style-name="T8">88</text:span></text:p>
            <text:p text:style-name="P7"><text:span text:style-name="T8">+</text:span><text:span text:style-name="T8">　 </text:span><text:span text:style-name="T8">64</text:span></text:p>
            <text:p text:style-name="P7"><text:span text:style-name="T8"/></text:p>
          </draw:text-box>
        </draw:frame>
        <draw:line draw:style-name="gr36" draw:text-style-name="P13" draw:layer="layout" svg:x1="4cm" svg:y1="6cm" svg:x2="9.4cm" svg:y2="6cm">
          <text:p/>
        </draw:line>
      </draw:page>
      <draw:page draw:name="page32" draw:style-name="dp1" draw:master-page-name="標準">
        <draw:frame draw:style-name="gr52" draw:text-style-name="P17" draw:layer="layout" svg:width="18.765cm" svg:height="1.381cm" svg:x="1.074cm" svg:y="1.044cm">
          <draw:text-box>
            <text:p><text:span text:style-name="T8">まんのくらいのくりあがりひっさんドリル</text:span></text:p>
          </draw:text-box>
        </draw:frame>
        <draw:frame draw:style-name="gr53" draw:text-style-name="P15" draw:layer="layout" svg:width="4.608cm" svg:height="3.913cm" svg:x="12cm" svg:y="8.284cm">
          <draw:text-box>
            <text:p text:style-name="P7"><text:span text:style-name="T8">34567</text:span></text:p>
            <text:p text:style-name="P7"><text:span text:style-name="T8">+ 56789</text:span></text:p>
            <text:p text:style-name="P7"><text:span text:style-name="T8"/></text:p>
          </draw:text-box>
        </draw:frame>
        <draw:line draw:style-name="gr36" draw:text-style-name="P13" draw:layer="layout" svg:x1="11cm" svg:y1="10.897cm" svg:x2="16.4cm" svg:y2="10.897cm">
          <text:p/>
        </draw:line>
        <draw:frame draw:style-name="gr54" draw:text-style-name="P15" draw:layer="layout" svg:width="4.608cm" svg:height="2.783cm" svg:x="12cm" svg:y="13.285cm">
          <draw:text-box>
            <text:p text:style-name="P7"><text:span text:style-name="T8">55555</text:span></text:p>
            <text:p text:style-name="P7"><text:span text:style-name="T8">+ 35645</text:span></text:p>
          </draw:text-box>
        </draw:frame>
        <draw:line draw:style-name="gr36" draw:text-style-name="P13" draw:layer="layout" svg:x1="11cm" svg:y1="15.898cm" svg:x2="16.4cm" svg:y2="15.898cm">
          <text:p/>
        </draw:line>
        <draw:frame draw:style-name="gr53" draw:text-style-name="P15" draw:layer="layout" svg:width="4.608cm" svg:height="3.913cm" svg:x="12cm" svg:y="18.586cm">
          <draw:text-box>
            <text:p text:style-name="P7"><text:span text:style-name="T8">71141</text:span></text:p>
            <text:p text:style-name="P7"><text:span text:style-name="T8">+ 55566</text:span></text:p>
            <text:p text:style-name="P7"><text:span text:style-name="T8"/></text:p>
          </draw:text-box>
        </draw:frame>
        <draw:line draw:style-name="gr36" draw:text-style-name="P13" draw:layer="layout" svg:x1="11cm" svg:y1="21.199cm" svg:x2="16.4cm" svg:y2="21.199cm">
          <text:p/>
        </draw:line>
        <draw:frame draw:style-name="gr53" draw:text-style-name="P15" draw:layer="layout" svg:width="4.608cm" svg:height="3.913cm" svg:x="12.1cm" svg:y="3.496cm">
          <draw:text-box>
            <text:p text:style-name="P7"><text:span text:style-name="T8">10693</text:span></text:p>
            <text:p text:style-name="P7"><text:span text:style-name="T8">+ 41702</text:span></text:p>
            <text:p text:style-name="P7"><text:span text:style-name="T8"/></text:p>
          </draw:text-box>
        </draw:frame>
        <draw:line draw:style-name="gr36" draw:text-style-name="P13" draw:layer="layout" svg:x1="11.2cm" svg:y1="6.098cm" svg:x2="16.6cm" svg:y2="6.098cm">
          <text:p/>
        </draw:line>
        <draw:frame draw:style-name="gr55" draw:text-style-name="P15" draw:layer="layout" svg:width="4.516cm" svg:height="3.913cm" svg:x="12cm" svg:y="23.587cm">
          <draw:text-box>
            <text:p text:style-name="P7"><text:span text:style-name="T8">99999</text:span></text:p>
            <text:p text:style-name="P7"><text:span text:style-name="T8">+ 1111</text:span><text:span text:style-name="T8">１</text:span></text:p>
            <text:p text:style-name="P7"><text:span text:style-name="T8"/></text:p>
          </draw:text-box>
        </draw:frame>
        <draw:line draw:style-name="gr36" draw:text-style-name="P13" draw:layer="layout" svg:x1="11cm" svg:y1="26.2cm" svg:x2="16.4cm" svg:y2="26.2cm">
          <text:p/>
        </draw:line>
        <draw:frame draw:style-name="gr53" draw:text-style-name="P15" draw:layer="layout" svg:width="4.608cm" svg:height="3.913cm" svg:x="4.6cm" svg:y="13.084cm">
          <draw:text-box>
            <text:p text:style-name="P7"><text:span text:style-name="T8">44099</text:span></text:p>
            <text:p text:style-name="P7"><text:span text:style-name="T8">+ 39901</text:span></text:p>
            <text:p text:style-name="P7"><text:span text:style-name="T8"/></text:p>
          </draw:text-box>
        </draw:frame>
        <draw:line draw:style-name="gr36" draw:text-style-name="P13" draw:layer="layout" svg:x1="3.6cm" svg:y1="15.697cm" svg:x2="9cm" svg:y2="15.697cm">
          <text:p/>
        </draw:line>
        <draw:frame draw:style-name="gr54" draw:text-style-name="P15" draw:layer="layout" svg:width="4.608cm" svg:height="2.783cm" svg:x="4.6cm" svg:y="18.085cm">
          <draw:text-box>
            <text:p text:style-name="P7"><text:span text:style-name="T8">69099</text:span></text:p>
            <text:p text:style-name="P7"><text:span text:style-name="T8">+ 37988</text:span></text:p>
          </draw:text-box>
        </draw:frame>
        <draw:line draw:style-name="gr36" draw:text-style-name="P13" draw:layer="layout" svg:x1="3.6cm" svg:y1="20.698cm" svg:x2="9cm" svg:y2="20.698cm">
          <text:p/>
        </draw:line>
        <draw:frame draw:style-name="gr53" draw:text-style-name="P15" draw:layer="layout" svg:width="4.608cm" svg:height="3.913cm" svg:x="4.6cm" svg:y="23.386cm">
          <draw:text-box>
            <text:p text:style-name="P7"><text:span text:style-name="T8">85912</text:span></text:p>
            <text:p text:style-name="P7"><text:span text:style-name="T8">+ 19324</text:span></text:p>
            <text:p text:style-name="P7"><text:span text:style-name="T8"/></text:p>
          </draw:text-box>
        </draw:frame>
        <draw:line draw:style-name="gr36" draw:text-style-name="P13" draw:layer="layout" svg:x1="3.6cm" svg:y1="25.999cm" svg:x2="9cm" svg:y2="25.999cm">
          <text:p/>
        </draw:line>
        <draw:frame draw:style-name="gr53" draw:text-style-name="P15" draw:layer="layout" svg:width="4.608cm" svg:height="3.913cm" svg:x="4.8cm" svg:y="8.285cm">
          <draw:text-box>
            <text:p text:style-name="P7"><text:span text:style-name="T8">23935</text:span></text:p>
            <text:p text:style-name="P7"><text:span text:style-name="T8">+ 36765</text:span></text:p>
            <text:p text:style-name="P7"><text:span text:style-name="T8"/></text:p>
          </draw:text-box>
        </draw:frame>
        <draw:line draw:style-name="gr36" draw:text-style-name="P13" draw:layer="layout" svg:x1="3.8cm" svg:y1="10.898cm" svg:x2="9.2cm" svg:y2="10.898cm">
          <text:p/>
        </draw:line>
        <draw:frame draw:style-name="gr56" draw:text-style-name="P15" draw:layer="layout" svg:width="4.417cm" svg:height="3.913cm" svg:x="5.036cm" svg:y="3.3cm">
          <draw:text-box>
            <text:p text:style-name="P7"><text:span text:style-name="T8">7777</text:span></text:p>
            <text:p text:style-name="P7"><text:span text:style-name="T8">+</text:span><text:span text:style-name="T8">　</text:span><text:span text:style-name="T8">6543</text:span></text:p>
            <text:p text:style-name="P7"><text:span text:style-name="T8"/></text:p>
          </draw:text-box>
        </draw:frame>
        <draw:line draw:style-name="gr36" draw:text-style-name="P13" draw:layer="layout" svg:x1="4cm" svg:y1="6cm" svg:x2="9.4cm" svg:y2="6cm">
          <text:p/>
        </draw:line>
      </draw:page>
      <draw:page draw:name="page33" draw:style-name="dp1" draw:master-page-name="標準">
        <draw:frame draw:style-name="gr57" draw:text-style-name="P17" draw:layer="layout" svg:width="19.175cm" svg:height="1.381cm" svg:x="1.074cm" svg:y="1.044cm">
          <draw:text-box>
            <text:p><text:span text:style-name="T8">ひゃくのくらいのくりさがりひっさんドリル</text:span></text:p>
          </draw:text-box>
        </draw:frame>
        <draw:frame draw:style-name="gr58" draw:text-style-name="P15" draw:layer="layout" svg:width="4.562cm" svg:height="3.913cm" svg:x="7.9cm" svg:y="9.788cm">
          <draw:text-box>
            <text:p text:style-name="P7"><text:span text:style-name="T8">239</text:span></text:p>
            <text:p text:style-name="P7"><text:span text:style-name="T8">ー　 </text:span><text:span text:style-name="T8">167</text:span></text:p>
            <text:p text:style-name="P7"><text:span text:style-name="T8"/></text:p>
          </draw:text-box>
        </draw:frame>
        <draw:line draw:style-name="gr36" draw:text-style-name="P13" draw:layer="layout" svg:x1="6.9cm" svg:y1="12.401cm" svg:x2="12.3cm" svg:y2="12.401cm">
          <text:p/>
        </draw:line>
        <draw:frame draw:style-name="gr59" draw:text-style-name="P15" draw:layer="layout" svg:width="4.562cm" svg:height="2.783cm" svg:x="7.9cm" svg:y="14.789cm">
          <draw:text-box>
            <text:p text:style-name="P7"><text:span text:style-name="T8">456</text:span></text:p>
            <text:p text:style-name="P7"><text:span text:style-name="T8">ー　 </text:span><text:span text:style-name="T8">389</text:span></text:p>
          </draw:text-box>
        </draw:frame>
        <draw:line draw:style-name="gr36" draw:text-style-name="P13" draw:layer="layout" svg:x1="6.9cm" svg:y1="17.402cm" svg:x2="12.3cm" svg:y2="17.402cm">
          <text:p/>
        </draw:line>
        <draw:frame draw:style-name="gr58" draw:text-style-name="P15" draw:layer="layout" svg:width="4.562cm" svg:height="3.913cm" svg:x="7.9cm" svg:y="20.09cm">
          <draw:text-box>
            <text:p text:style-name="P7"><text:span text:style-name="T8">1000</text:span></text:p>
            <text:p text:style-name="P7"><text:span text:style-name="T8">ー　 </text:span><text:span text:style-name="T8">555</text:span></text:p>
            <text:p text:style-name="P7"><text:span text:style-name="T8"/></text:p>
          </draw:text-box>
        </draw:frame>
        <draw:line draw:style-name="gr36" draw:text-style-name="P13" draw:layer="layout" svg:x1="6.9cm" svg:y1="22.703cm" svg:x2="12.3cm" svg:y2="22.703cm">
          <text:p/>
        </draw:line>
        <draw:frame draw:style-name="gr60" draw:text-style-name="P15" draw:layer="layout" svg:width="3.935cm" svg:height="3.913cm" svg:x="7.9cm" svg:y="3.389cm">
          <draw:text-box>
            <text:p text:style-name="P7"><text:span text:style-name="T8">339</text:span></text:p>
            <text:p text:style-name="P7"><text:span text:style-name="T8">ー　 </text:span><text:span text:style-name="T8">67</text:span></text:p>
            <text:p text:style-name="P7"><text:span text:style-name="T8"/></text:p>
          </draw:text-box>
        </draw:frame>
        <draw:line draw:style-name="gr36" draw:text-style-name="P13" draw:layer="layout" svg:x1="6.9cm" svg:y1="6.002cm" svg:x2="12.3cm" svg:y2="6.002cm">
          <text:p/>
        </draw:line>
      </draw:page>
      <draw:page draw:name="page34" draw:style-name="dp1" draw:master-page-name="標準">
        <draw:frame draw:style-name="gr57" draw:text-style-name="P17" draw:layer="layout" svg:width="19.175cm" svg:height="1.381cm" svg:x="1.074cm" svg:y="1.044cm">
          <draw:text-box>
            <text:p><text:span text:style-name="T8">ひゃくのくらいのくりさがりひっさんドリル</text:span></text:p>
          </draw:text-box>
        </draw:frame>
        <draw:frame draw:style-name="gr58" draw:text-style-name="P15" draw:layer="layout" svg:width="4.562cm" svg:height="3.913cm" svg:x="4.8cm" svg:y="8.188cm">
          <draw:text-box>
            <text:p text:style-name="P7"><text:span text:style-name="T8">345</text:span></text:p>
            <text:p text:style-name="P7"><text:span text:style-name="T8">ー　 </text:span><text:span text:style-name="T8">167</text:span></text:p>
            <text:p text:style-name="P7"><text:span text:style-name="T8"/></text:p>
          </draw:text-box>
        </draw:frame>
        <draw:line draw:style-name="gr36" draw:text-style-name="P13" draw:layer="layout" svg:x1="3.8cm" svg:y1="10.801cm" svg:x2="9.2cm" svg:y2="10.801cm">
          <text:p/>
        </draw:line>
        <draw:frame draw:style-name="gr59" draw:text-style-name="P15" draw:layer="layout" svg:width="4.562cm" svg:height="2.783cm" svg:x="4.8cm" svg:y="13.189cm">
          <draw:text-box>
            <text:p text:style-name="P7"><text:span text:style-name="T8">555</text:span></text:p>
            <text:p text:style-name="P7"><text:span text:style-name="T8">ー　 </text:span><text:span text:style-name="T8">456</text:span></text:p>
          </draw:text-box>
        </draw:frame>
        <draw:line draw:style-name="gr36" draw:text-style-name="P13" draw:layer="layout" svg:x1="3.8cm" svg:y1="15.802cm" svg:x2="9.2cm" svg:y2="15.802cm">
          <text:p/>
        </draw:line>
        <draw:frame draw:style-name="gr58" draw:text-style-name="P15" draw:layer="layout" svg:width="4.562cm" svg:height="3.913cm" svg:x="4.8cm" svg:y="18.49cm">
          <draw:text-box>
            <text:p text:style-name="P7"><text:span text:style-name="T8">711</text:span></text:p>
            <text:p text:style-name="P7"><text:span text:style-name="T8">ー　 </text:span><text:span text:style-name="T8">555</text:span></text:p>
            <text:p text:style-name="P7"><text:span text:style-name="T8"/></text:p>
          </draw:text-box>
        </draw:frame>
        <draw:line draw:style-name="gr36" draw:text-style-name="P13" draw:layer="layout" svg:x1="3.8cm" svg:y1="21.103cm" svg:x2="9.2cm" svg:y2="21.103cm">
          <text:p/>
        </draw:line>
        <draw:frame draw:style-name="gr61" draw:text-style-name="P15" draw:layer="layout" svg:width="4.481cm" svg:height="3.913cm" svg:x="5cm" svg:y="3.389cm">
          <draw:text-box>
            <text:p text:style-name="P7"><text:span text:style-name="T8">136</text:span></text:p>
            <text:p text:style-name="P7"><text:span text:style-name="T8">ー　 </text:span><text:span text:style-name="T8">117</text:span></text:p>
            <text:p text:style-name="P7"><text:span text:style-name="T8"/></text:p>
          </draw:text-box>
        </draw:frame>
        <draw:line draw:style-name="gr36" draw:text-style-name="P13" draw:layer="layout" svg:x1="4cm" svg:y1="6.002cm" svg:x2="9.4cm" svg:y2="6.002cm">
          <text:p/>
        </draw:line>
        <draw:frame draw:style-name="gr58" draw:text-style-name="P15" draw:layer="layout" svg:width="4.562cm" svg:height="3.913cm" svg:x="4.8cm" svg:y="23.491cm">
          <draw:text-box>
            <text:p text:style-name="P7"><text:span text:style-name="T8">909</text:span></text:p>
            <text:p text:style-name="P7"><text:span text:style-name="T8">ー　 </text:span><text:span text:style-name="T8">555</text:span></text:p>
            <text:p text:style-name="P7"><text:span text:style-name="T8"/></text:p>
          </draw:text-box>
        </draw:frame>
        <draw:line draw:style-name="gr36" draw:text-style-name="P13" draw:layer="layout" svg:x1="3.8cm" svg:y1="26.104cm" svg:x2="9.2cm" svg:y2="26.104cm">
          <text:p/>
        </draw:line>
        <draw:frame draw:style-name="gr58" draw:text-style-name="P15" draw:layer="layout" svg:width="4.562cm" svg:height="3.913cm" svg:x="13.4cm" svg:y="8.189cm">
          <draw:text-box>
            <text:p text:style-name="P7"><text:span text:style-name="T8">440</text:span></text:p>
            <text:p text:style-name="P7"><text:span text:style-name="T8">ー　 </text:span><text:span text:style-name="T8">399</text:span></text:p>
            <text:p text:style-name="P7"><text:span text:style-name="T8"/></text:p>
          </draw:text-box>
        </draw:frame>
        <draw:line draw:style-name="gr36" draw:text-style-name="P13" draw:layer="layout" svg:x1="12.4cm" svg:y1="10.802cm" svg:x2="17.8cm" svg:y2="10.802cm">
          <text:p/>
        </draw:line>
        <draw:frame draw:style-name="gr59" draw:text-style-name="P15" draw:layer="layout" svg:width="4.562cm" svg:height="2.783cm" svg:x="13.4cm" svg:y="13.19cm">
          <draw:text-box>
            <text:p text:style-name="P7"><text:span text:style-name="T8">690</text:span></text:p>
            <text:p text:style-name="P7"><text:span text:style-name="T8">ー　 </text:span><text:span text:style-name="T8">579</text:span></text:p>
          </draw:text-box>
        </draw:frame>
        <draw:line draw:style-name="gr36" draw:text-style-name="P13" draw:layer="layout" svg:x1="12.4cm" svg:y1="15.803cm" svg:x2="17.8cm" svg:y2="15.803cm">
          <text:p/>
        </draw:line>
        <draw:frame draw:style-name="gr58" draw:text-style-name="P15" draw:layer="layout" svg:width="4.562cm" svg:height="3.913cm" svg:x="13.4cm" svg:y="18.491cm">
          <draw:text-box>
            <text:p text:style-name="P7"><text:span text:style-name="T8">800</text:span></text:p>
            <text:p text:style-name="P7"><text:span text:style-name="T8">ー　 </text:span><text:span text:style-name="T8">793</text:span></text:p>
            <text:p text:style-name="P7"><text:span text:style-name="T8"/></text:p>
          </draw:text-box>
        </draw:frame>
        <draw:line draw:style-name="gr36" draw:text-style-name="P13" draw:layer="layout" svg:x1="12.4cm" svg:y1="21.104cm" svg:x2="17.8cm" svg:y2="21.104cm">
          <text:p/>
        </draw:line>
        <draw:frame draw:style-name="gr62" draw:text-style-name="P15" draw:layer="layout" svg:width="4.219cm" svg:height="3.913cm" svg:x="13.6cm" svg:y="3.39cm">
          <draw:text-box>
            <text:p text:style-name="P7"><text:span text:style-name="T8">239</text:span></text:p>
            <text:p text:style-name="P7"><text:span text:style-name="T8">ー　</text:span><text:span text:style-name="T8">167</text:span></text:p>
            <text:p text:style-name="P7"><text:span text:style-name="T8"/></text:p>
          </draw:text-box>
        </draw:frame>
        <draw:line draw:style-name="gr36" draw:text-style-name="P13" draw:layer="layout" svg:x1="12.6cm" svg:y1="6.003cm" svg:x2="18cm" svg:y2="6.003cm">
          <text:p/>
        </draw:line>
        <draw:frame draw:style-name="gr63" draw:text-style-name="P15" draw:layer="layout" svg:width="4.401cm" svg:height="3.913cm" svg:x="13.4cm" svg:y="23.492cm">
          <draw:text-box>
            <text:p text:style-name="P7"><text:span text:style-name="T8">1000</text:span></text:p>
            <text:p text:style-name="P7"><text:span text:style-name="T8">ー　 </text:span><text:span text:style-name="T8">111</text:span></text:p>
            <text:p text:style-name="P7"><text:span text:style-name="T8"/></text:p>
          </draw:text-box>
        </draw:frame>
        <draw:line draw:style-name="gr36" draw:text-style-name="P13" draw:layer="layout" svg:x1="12.4cm" svg:y1="26.105cm" svg:x2="17.8cm" svg:y2="26.105cm">
          <text:p/>
        </draw:line>
      </draw:page>
      <draw:page draw:name="page35" draw:style-name="dp1" draw:master-page-name="標準">
        <draw:frame draw:style-name="gr64" draw:text-style-name="P17" draw:layer="layout" svg:width="18.887cm" svg:height="1.381cm" svg:x="1.074cm" svg:y="1.044cm">
          <draw:text-box>
            <text:p><text:span text:style-name="T8">せんのくらいのくりあがりひっさんドリル</text:span></text:p>
          </draw:text-box>
        </draw:frame>
        <draw:frame draw:style-name="gr65" draw:text-style-name="P15" draw:layer="layout" svg:width="4.477cm" svg:height="3.913cm" svg:x="7.9cm" svg:y="9.788cm">
          <draw:text-box>
            <text:p text:style-name="P7"><text:span text:style-name="T8">1876</text:span></text:p>
            <text:p text:style-name="P7"><text:span text:style-name="T8">+</text:span><text:span text:style-name="T8">　 <text:s/></text:span><text:span text:style-name="T8">314</text:span></text:p>
            <text:p text:style-name="P7"><text:span text:style-name="T8"/></text:p>
          </draw:text-box>
        </draw:frame>
        <draw:line draw:style-name="gr36" draw:text-style-name="P13" draw:layer="layout" svg:x1="6.9cm" svg:y1="12.401cm" svg:x2="12.3cm" svg:y2="12.401cm">
          <text:p/>
        </draw:line>
        <draw:frame draw:style-name="gr66" draw:text-style-name="P15" draw:layer="layout" svg:width="4.76cm" svg:height="2.783cm" svg:x="7.9cm" svg:y="14.789cm">
          <draw:text-box>
            <text:p text:style-name="P7"><text:span text:style-name="T8">1456</text:span></text:p>
            <text:p text:style-name="P7"><text:span text:style-name="T8">+</text:span><text:span text:style-name="T8">　 </text:span><text:span text:style-name="T8">1389</text:span></text:p>
          </draw:text-box>
        </draw:frame>
        <draw:line draw:style-name="gr36" draw:text-style-name="P13" draw:layer="layout" svg:x1="6.9cm" svg:y1="17.402cm" svg:x2="12.3cm" svg:y2="17.402cm">
          <text:p/>
        </draw:line>
        <draw:frame draw:style-name="gr67" draw:text-style-name="P15" draw:layer="layout" svg:width="4.731cm" svg:height="3.913cm" svg:x="7.9cm" svg:y="20.09cm">
          <draw:text-box>
            <text:p text:style-name="P7"><text:span text:style-name="T8">1234</text:span></text:p>
            <text:p text:style-name="P7"><text:span text:style-name="T8">+ </text:span><text:span text:style-name="T8">　</text:span><text:span text:style-name="T8">6666</text:span></text:p>
            <text:p text:style-name="P7"><text:span text:style-name="T8"/></text:p>
          </draw:text-box>
        </draw:frame>
        <draw:line draw:style-name="gr36" draw:text-style-name="P13" draw:layer="layout" svg:x1="6.9cm" svg:y1="22.703cm" svg:x2="12.3cm" svg:y2="22.703cm">
          <text:p/>
        </draw:line>
        <draw:frame draw:style-name="gr49" draw:text-style-name="P15" draw:layer="layout" svg:width="4.134cm" svg:height="3.913cm" svg:x="7.9cm" svg:y="3.389cm">
          <draw:text-box>
            <text:p text:style-name="P7"><text:span text:style-name="T8">999</text:span></text:p>
            <text:p text:style-name="P7"><text:span text:style-name="T8">+ <text:s text:c="3"/></text:span><text:span text:style-name="T8">　 </text:span><text:span text:style-name="T8">7</text:span></text:p>
            <text:p text:style-name="P7"><text:span text:style-name="T8"/></text:p>
          </draw:text-box>
        </draw:frame>
        <draw:line draw:style-name="gr36" draw:text-style-name="P13" draw:layer="layout" svg:x1="6.9cm" svg:y1="6.002cm" svg:x2="12.3cm" svg:y2="6.002cm">
          <text:p/>
        </draw:line>
      </draw:page>
      <draw:page draw:name="page36" draw:style-name="dp1" draw:master-page-name="標準">
        <draw:frame draw:style-name="gr68" draw:text-style-name="P17" draw:layer="layout" svg:width="18.688cm" svg:height="1.381cm" svg:x="1.074cm" svg:y="1.044cm">
          <draw:text-box>
            <text:p><text:span text:style-name="T8">せんのくらいのくりさがりひっさんドリル</text:span></text:p>
          </draw:text-box>
        </draw:frame>
        <draw:frame draw:style-name="gr58" draw:text-style-name="P15" draw:layer="layout" svg:width="4.562cm" svg:height="3.913cm" svg:x="7.838cm" svg:y="9.787cm">
          <draw:text-box>
            <text:p text:style-name="P7"><text:span text:style-name="T8">1239</text:span></text:p>
            <text:p text:style-name="P7"><text:span text:style-name="T8">ー　 </text:span><text:span text:style-name="T8">707</text:span></text:p>
            <text:p text:style-name="P7"><text:span text:style-name="T8"/></text:p>
          </draw:text-box>
        </draw:frame>
        <draw:line draw:style-name="gr36" draw:text-style-name="P13" draw:layer="layout" svg:x1="6.9cm" svg:y1="12.401cm" svg:x2="12.3cm" svg:y2="12.401cm">
          <text:p/>
        </draw:line>
        <draw:frame draw:style-name="gr69" draw:text-style-name="P15" draw:layer="layout" svg:width="4.782cm" svg:height="2.783cm" svg:x="7.618cm" svg:y="14.817cm">
          <draw:text-box>
            <text:p text:style-name="P7"><text:span text:style-name="T8">3456</text:span></text:p>
            <text:p text:style-name="P7"><text:span text:style-name="T8">ー <text:s/></text:span><text:span text:style-name="T8">1389</text:span></text:p>
          </draw:text-box>
        </draw:frame>
        <draw:line draw:style-name="gr36" draw:text-style-name="P13" draw:layer="layout" svg:x1="6.9cm" svg:y1="17.402cm" svg:x2="12.3cm" svg:y2="17.402cm">
          <text:p/>
        </draw:line>
        <draw:frame draw:style-name="gr70" draw:text-style-name="P15" draw:layer="layout" svg:width="4.439cm" svg:height="3.913cm" svg:x="8.1cm" svg:y="20.087cm">
          <draw:text-box>
            <text:p text:style-name="P7"><text:span text:style-name="T8">10000</text:span></text:p>
            <text:p text:style-name="P7"><text:span text:style-name="T8">ー </text:span><text:span text:style-name="T8">5555</text:span></text:p>
            <text:p text:style-name="P7"><text:span text:style-name="T8"/></text:p>
          </draw:text-box>
        </draw:frame>
        <draw:line draw:style-name="gr36" draw:text-style-name="P13" draw:layer="layout" svg:x1="6.9cm" svg:y1="22.703cm" svg:x2="12.3cm" svg:y2="22.703cm">
          <text:p/>
        </draw:line>
        <draw:frame draw:style-name="gr71" draw:text-style-name="P15" draw:layer="layout" svg:width="4.278cm" svg:height="3.913cm" svg:x="7.9cm" svg:y="3.389cm">
          <draw:text-box>
            <text:p text:style-name="P7"><text:span text:style-name="T8">1339</text:span></text:p>
            <text:p text:style-name="P7"><text:span text:style-name="T8">ー 　 </text:span><text:span text:style-name="T8">17</text:span></text:p>
            <text:p text:style-name="P7"><text:span text:style-name="T8"/></text:p>
          </draw:text-box>
        </draw:frame>
        <draw:line draw:style-name="gr36" draw:text-style-name="P13" draw:layer="layout" svg:x1="6.9cm" svg:y1="6.002cm" svg:x2="12.3cm" svg:y2="6.002cm">
          <text:p/>
        </draw:line>
      </draw:page>
      <draw:page draw:name="page37" draw:style-name="dp1" draw:master-page-name="標準">
        <draw:custom-shape draw:style-name="gr38" draw:text-style-name="P14" draw:layer="layout" svg:width="1.7cm" svg:height="1.7cm" svg:x="1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20" draw:layer="layout" svg:width="2.251cm" svg:height="7.379cm" svg:x="2.412cm" svg:y="3.055cm">
          <draw:text-box>
            <text:p text:style-name="P7"><text:span text:style-name="T11">1</text:span></text:p>
            <text:p text:style-name="P7"><text:span text:style-name="T11">3</text:span></text:p>
            <text:p text:style-name="P7"><text:span text:style-name="T11">5</text:span></text:p>
            <text:p text:style-name="P7"><text:span text:style-name="T11">7</text:span></text:p>
            <text:p text:style-name="P7"><text:span text:style-name="T11">9</text:span></text:p>
            <text:p text:style-name="P7"><text:span text:style-name="T11">8</text:span></text:p>
            <text:p text:style-name="P7"><text:span text:style-name="T11">6</text:span></text:p>
            <text:p text:style-name="P7"><text:span text:style-name="T11">4</text:span></text:p>
            <text:p text:style-name="P7"><text:span text:style-name="T11">＋ <text:s text:c="2"/></text:span><text:span text:style-name="T11">2</text:span></text:p>
          </draw:text-box>
        </draw:frame>
        <draw:line draw:style-name="gr36" draw:text-style-name="P13" draw:layer="layout" svg:x1="2.3cm" svg:y1="10.4cm" svg:x2="5cm" svg:y2="10.4cm">
          <text:p/>
        </draw:line>
        <draw:frame draw:style-name="gr73" draw:text-style-name="P17" draw:layer="layout" svg:width="15.382cm" svg:height="1.381cm" svg:x="2.8cm" svg:y="1.019cm">
          <draw:text-box>
            <text:p text:style-name="P14"><text:span text:style-name="T8">たくさんのかずのひっさんドリル</text:span></text:p>
          </draw:text-box>
        </draw:frame>
        <draw:frame draw:style-name="gr41" draw:text-style-name="P18" draw:layer="layout" svg:width="2.1cm" svg:height="0.886cm" svg:x="1.5cm" svg:y="3.7cm">
          <draw:text-box>
            <text:p><text:span text:style-name="T10">例</text:span></text:p>
          </draw:text-box>
        </draw:frame>
        <draw:polyline draw:style-name="gr74" draw:text-style-name="P13" draw:layer="layout" svg:width="3.099cm" svg:height="0.552cm" draw:transform="rotate (-1.5707963267949) translate (5.1531914893617cm 3.7cm)" svg:viewBox="0 0 3100 553" draw:points="0,553 1517,0 3100,553">
          <text:p/>
        </draw:polyline>
        <draw:frame draw:style-name="gr72" draw:text-style-name="P20" draw:layer="layout" svg:width="2.251cm" svg:height="7.379cm" svg:x="6.412cm" svg:y="3.056cm">
          <draw:text-box>
            <text:p text:style-name="P7"><text:span text:style-name="T11">1</text:span></text:p>
            <text:p text:style-name="P7"><text:span text:style-name="T11">3</text:span></text:p>
            <text:p text:style-name="P7"><text:span text:style-name="T11">5</text:span></text:p>
            <text:p text:style-name="P7"><text:span text:style-name="T11">7</text:span></text:p>
            <text:p text:style-name="P7"><text:span text:style-name="T11">9</text:span></text:p>
            <text:p text:style-name="P7"><text:span text:style-name="T11">8</text:span></text:p>
            <text:p text:style-name="P7"><text:span text:style-name="T11">6</text:span></text:p>
            <text:p text:style-name="P7"><text:span text:style-name="T11">4</text:span></text:p>
            <text:p text:style-name="P7"><text:span text:style-name="T11">＋ <text:s text:c="2"/></text:span><text:span text:style-name="T11">2</text:span></text:p>
          </draw:text-box>
        </draw:frame>
        <draw:polyline draw:style-name="gr74" draw:text-style-name="P13" draw:layer="layout" svg:width="3.099cm" svg:height="0.552cm" draw:transform="rotate (-1.5707963267949) translate (9.1531914893617cm 3.701cm)" svg:viewBox="0 0 3100 553" draw:points="0,553 1517,0 3100,553">
          <text:p/>
        </draw:polyline>
        <draw:line draw:style-name="gr74" draw:text-style-name="P13" draw:layer="layout" svg:x1="7.9cm" svg:y1="3.5cm" svg:x2="8.5cm" svg:y2="3.5cm">
          <text:p/>
        </draw:line>
        <draw:line draw:style-name="gr74" draw:text-style-name="P13" draw:layer="layout" svg:x1="7.9cm" svg:y1="6.7cm" svg:x2="8.5cm" svg:y2="6.7cm">
          <text:p/>
        </draw:line>
        <draw:frame draw:style-name="gr75" draw:text-style-name="P21" draw:layer="layout" svg:width="0.1cm" svg:height="0.806cm" svg:x="7.6cm" svg:y="6.294cm">
          <draw:text-box draw:corner-radius="0.6cm">
            <text:p><text:span text:style-name="T12">1</text:span></text:p>
          </draw:text-box>
        </draw:frame>
        <draw:line draw:style-name="gr36" draw:text-style-name="P13" draw:layer="layout" svg:x1="6.3cm" svg:y1="10.4cm" svg:x2="9cm" svg:y2="10.4cm">
          <text:p/>
        </draw:line>
        <draw:frame draw:style-name="gr72" draw:text-style-name="P20" draw:layer="layout" svg:width="2.251cm" svg:height="7.379cm" svg:x="9.813cm" svg:y="3.057cm">
          <draw:text-box>
            <text:p text:style-name="P7"><text:span text:style-name="T11">1</text:span></text:p>
            <text:p text:style-name="P7"><text:span text:style-name="T11">3</text:span></text:p>
            <text:p text:style-name="P7"><text:span text:style-name="T11">5</text:span></text:p>
            <text:p text:style-name="P7"><text:span text:style-name="T11">7</text:span></text:p>
            <text:p text:style-name="P7"><text:span text:style-name="T11">9</text:span></text:p>
            <text:p text:style-name="P7"><text:span text:style-name="T11">8</text:span></text:p>
            <text:p text:style-name="P7"><text:span text:style-name="T11">6</text:span></text:p>
            <text:p text:style-name="P7"><text:span text:style-name="T11">4</text:span></text:p>
            <text:p text:style-name="P7"><text:span text:style-name="T11">＋ <text:s text:c="2"/></text:span><text:span text:style-name="T11">2</text:span></text:p>
          </draw:text-box>
        </draw:frame>
        <draw:polyline draw:style-name="gr74" draw:text-style-name="P13" draw:layer="layout" svg:width="1.699cm" svg:height="0.552cm" draw:transform="rotate (-1.5707963267949) translate (12.4531914893617cm 4.2cm)" svg:viewBox="0 0 1700 553" draw:points="0,553 832,0 1700,553">
          <text:p/>
        </draw:polyline>
        <draw:line draw:style-name="gr74" draw:text-style-name="P13" draw:layer="layout" svg:x1="11.301cm" svg:y1="3.501cm" svg:x2="11.901cm" svg:y2="3.501cm">
          <text:p/>
        </draw:line>
        <draw:line draw:style-name="gr74" draw:text-style-name="P13" draw:layer="layout" svg:x1="11.301cm" svg:y1="6.701cm" svg:x2="11.901cm" svg:y2="6.701cm">
          <text:p/>
        </draw:line>
        <draw:frame draw:style-name="gr75" draw:text-style-name="P21" draw:layer="layout" svg:width="0.1cm" svg:height="0.806cm" svg:x="11.001cm" svg:y="6.295cm">
          <draw:text-box draw:corner-radius="0.6cm">
            <text:p><text:span text:style-name="T12">1</text:span></text:p>
          </draw:text-box>
        </draw:frame>
        <draw:line draw:style-name="gr36" draw:text-style-name="P13" draw:layer="layout" svg:x1="9.701cm" svg:y1="10.401cm" svg:x2="12.401cm" svg:y2="10.401cm">
          <text:p/>
        </draw:line>
        <draw:polyline draw:style-name="gr74" draw:text-style-name="P13" draw:layer="layout" svg:width="2.499cm" svg:height="0.698cm" draw:transform="rotate (-1.5707963267949) translate (12.6002420453234cm 7.6cm)" svg:viewBox="0 0 2500 699" draw:points="0,699 1223,0 2500,699">
          <text:p/>
        </draw:polyline>
        <draw:polyline draw:style-name="gr74" draw:text-style-name="P13" draw:layer="layout" svg:width="1.099cm" svg:height="0.307cm" draw:transform="rotate (-1.5707963267949) translate (12.2096664999423cm 8.2cm)" svg:viewBox="0 0 1100 308" draw:points="0,308 538,0 1100,308">
          <text:p/>
        </draw:polyline>
        <draw:frame draw:style-name="gr76" draw:text-style-name="P20" draw:layer="layout" svg:width="2.251cm" svg:height="8.489cm" svg:x="13.114cm" svg:y="3.058cm">
          <draw:text-box>
            <text:p text:style-name="P7"><text:span text:style-name="T11">1</text:span></text:p>
            <text:p text:style-name="P7"><text:span text:style-name="T11">3</text:span></text:p>
            <text:p text:style-name="P7"><text:span text:style-name="T11">5</text:span></text:p>
            <text:p text:style-name="P7"><text:span text:style-name="T11">7</text:span></text:p>
            <text:p text:style-name="P7"><text:span text:style-name="T11">9</text:span></text:p>
            <text:p text:style-name="P7"><text:span text:style-name="T11">8</text:span></text:p>
            <text:p text:style-name="P7"><text:span text:style-name="T11">6</text:span></text:p>
            <text:p text:style-name="P7"><text:span text:style-name="T11">4</text:span></text:p>
            <text:p text:style-name="P7"><text:span text:style-name="T11">＋ <text:s text:c="2"/></text:span><text:span text:style-name="T11">2</text:span></text:p>
            <text:p text:style-name="P7"><text:span text:style-name="T13"/></text:p>
            <text:p text:style-name="P7"><text:span text:style-name="T11">4 5</text:span></text:p>
          </draw:text-box>
        </draw:frame>
        <draw:polyline draw:style-name="gr74" draw:text-style-name="P13" draw:layer="layout" svg:width="1.699cm" svg:height="0.552cm" draw:transform="rotate (-1.5707963267949) translate (15.7541914893617cm 4.201cm)" svg:viewBox="0 0 1700 553" draw:points="0,553 832,0 1700,553">
          <text:p/>
        </draw:polyline>
        <draw:line draw:style-name="gr74" draw:text-style-name="P13" draw:layer="layout" svg:x1="14.602cm" svg:y1="3.502cm" svg:x2="15.202cm" svg:y2="3.502cm">
          <text:p/>
        </draw:line>
        <draw:line draw:style-name="gr74" draw:text-style-name="P13" draw:layer="layout" svg:x1="14.602cm" svg:y1="6.702cm" svg:x2="15.202cm" svg:y2="6.702cm">
          <text:p/>
        </draw:line>
        <draw:frame draw:style-name="gr75" draw:text-style-name="P21" draw:layer="layout" svg:width="0.1cm" svg:height="0.806cm" svg:x="14.302cm" svg:y="6.296cm">
          <draw:text-box draw:corner-radius="0.6cm">
            <text:p><text:span text:style-name="T12">1</text:span></text:p>
          </draw:text-box>
        </draw:frame>
        <draw:line draw:style-name="gr36" draw:text-style-name="P13" draw:layer="layout" svg:x1="13.002cm" svg:y1="10.402cm" svg:x2="15.702cm" svg:y2="10.402cm">
          <text:p/>
        </draw:line>
        <draw:polyline draw:style-name="gr74" draw:text-style-name="P13" draw:layer="layout" svg:width="2.499cm" svg:height="0.698cm" draw:transform="rotate (-1.5707963267949) translate (15.9012420453234cm 7.601cm)" svg:viewBox="0 0 2500 699" draw:points="0,699 1223,0 2500,699">
          <text:p/>
        </draw:polyline>
        <draw:polyline draw:style-name="gr74" draw:text-style-name="P13" draw:layer="layout" svg:width="1.099cm" svg:height="0.307cm" draw:transform="rotate (-1.5707963267949) translate (15.5106664999423cm 8.201cm)" svg:viewBox="0 0 1100 308" draw:points="0,308 538,0 1100,308">
          <text:p/>
        </draw:polyline>
        <draw:line draw:style-name="gr74" draw:text-style-name="P13" draw:layer="layout" svg:x1="14.7cm" svg:y1="4.3cm" svg:x2="15.3cm" svg:y2="4.3cm">
          <text:p/>
        </draw:line>
        <draw:line draw:style-name="gr74" draw:text-style-name="P13" draw:layer="layout" svg:x1="14.7cm" svg:y1="4.3cm" svg:x2="15.3cm" svg:y2="4.3cm">
          <text:p/>
        </draw:line>
        <draw:line draw:style-name="gr74" draw:text-style-name="P13" draw:layer="layout" svg:x1="14.7cm" svg:y1="8.3cm" svg:x2="15.3cm" svg:y2="8.3cm">
          <text:p/>
        </draw:line>
        <draw:line draw:style-name="gr74" draw:text-style-name="P13" draw:layer="layout" svg:x1="14.7cm" svg:y1="7.5cm" svg:x2="15.3cm" svg:y2="7.5cm">
          <text:p/>
        </draw:line>
        <draw:line draw:style-name="gr74" draw:text-style-name="P13" draw:layer="layout" svg:x1="14.7cm" svg:y1="5.9cm" svg:x2="15.3cm" svg:y2="5.9cm">
          <text:p/>
        </draw:line>
        <draw:line draw:style-name="gr74" draw:text-style-name="P13" draw:layer="layout" svg:x1="14.7cm" svg:y1="10cm" svg:x2="15.3cm" svg:y2="10cm">
          <text:p/>
        </draw:line>
        <draw:line draw:style-name="gr74" draw:text-style-name="P13" draw:layer="layout" svg:x1="14.7cm" svg:y1="9.1cm" svg:x2="15.3cm" svg:y2="9.1cm">
          <text:p/>
        </draw:line>
        <draw:frame draw:style-name="gr75" draw:text-style-name="P21" draw:layer="layout" svg:width="0.1cm" svg:height="0.806cm" svg:x="14.302cm" svg:y="9.596cm">
          <draw:text-box draw:corner-radius="0.6cm">
            <text:p><text:span text:style-name="T12">1</text:span></text:p>
          </draw:text-box>
        </draw:frame>
        <draw:frame draw:style-name="gr75" draw:text-style-name="P21" draw:layer="layout" svg:width="0.1cm" svg:height="0.806cm" svg:x="14.302cm" svg:y="5.496cm">
          <draw:text-box draw:corner-radius="0.6cm">
            <text:p><text:span text:style-name="T12">1</text:span></text:p>
          </draw:text-box>
        </draw:frame>
        <draw:frame draw:style-name="gr75" draw:text-style-name="P21" draw:layer="layout" svg:width="0.1cm" svg:height="0.806cm" svg:x="14.302cm" svg:y="8.696cm">
          <draw:text-box draw:corner-radius="0.6cm">
            <text:p><text:span text:style-name="T12">1</text:span></text:p>
          </draw:text-box>
        </draw:frame>
        <draw:frame draw:style-name="gr77" draw:text-style-name="P22" draw:layer="layout" svg:width="2.94cm" svg:height="9.932cm" svg:x="2.413cm" svg:y="14.356cm">
          <draw:text-box>
            <text:p text:style-name="P7"><text:span text:style-name="T14"/></text:p>
            <text:p text:style-name="P7"><text:span text:style-name="T14"/></text:p>
            <text:p text:style-name="P7"><text:span text:style-name="T14">3</text:span></text:p>
            <text:p text:style-name="P7"><text:span text:style-name="T14">5</text:span></text:p>
            <text:p text:style-name="P7"><text:span text:style-name="T14">7</text:span></text:p>
            <text:p text:style-name="P7"><text:span text:style-name="T14">9</text:span></text:p>
            <text:p text:style-name="P7"><text:span text:style-name="T14">8</text:span></text:p>
            <text:p text:style-name="P7"><text:span text:style-name="T14">5</text:span></text:p>
            <text:p text:style-name="P7"><text:span text:style-name="T14">＋ <text:s text:c="2"/></text:span><text:span text:style-name="T14">1</text:span></text:p>
          </draw:text-box>
        </draw:frame>
        <draw:line draw:style-name="gr36" draw:text-style-name="P13" draw:layer="layout" svg:x1="2.4cm" svg:y1="24.4cm" svg:x2="5.1cm" svg:y2="24.4cm">
          <text:p/>
        </draw:line>
        <draw:frame draw:style-name="gr78" draw:text-style-name="P22" draw:layer="layout" svg:width="2.94cm" svg:height="10.046cm" svg:x="9.114cm" svg:y="14.356cm">
          <draw:text-box>
            <text:p text:style-name="P7"><text:span text:style-name="T14"/></text:p>
            <text:p text:style-name="P7"><text:span text:style-name="T14">1</text:span></text:p>
            <text:p text:style-name="P7"><text:span text:style-name="T14">7</text:span></text:p>
            <text:p text:style-name="P7"><text:span text:style-name="T14">9</text:span></text:p>
            <text:p text:style-name="P7"><text:span text:style-name="T14">8</text:span></text:p>
            <text:p text:style-name="P7"><text:span text:style-name="T14">2</text:span></text:p>
            <text:p text:style-name="P7"><text:span text:style-name="T14">6</text:span></text:p>
            <text:p text:style-name="P7"><text:span text:style-name="T14">4</text:span></text:p>
            <text:p text:style-name="P7"><text:span text:style-name="T14">＋ <text:s text:c="2"/></text:span><text:span text:style-name="T14">7</text:span></text:p>
          </draw:text-box>
        </draw:frame>
        <draw:line draw:style-name="gr36" draw:text-style-name="P13" draw:layer="layout" svg:x1="9.101cm" svg:y1="24.4cm" svg:x2="11.801cm" svg:y2="24.4cm">
          <text:p/>
        </draw:line>
        <draw:frame draw:style-name="gr79" draw:text-style-name="P22" draw:layer="layout" svg:width="2.94cm" svg:height="10.16cm" svg:x="15.415cm" svg:y="14.356cm">
          <draw:text-box>
            <text:p text:style-name="P7"><text:span text:style-name="T14">5</text:span></text:p>
            <text:p text:style-name="P7"><text:span text:style-name="T14">5</text:span></text:p>
            <text:p text:style-name="P7"><text:span text:style-name="T14">7</text:span></text:p>
            <text:p text:style-name="P7"><text:span text:style-name="T14">9</text:span></text:p>
            <text:p text:style-name="P7"><text:span text:style-name="T14">8</text:span></text:p>
            <text:p text:style-name="P7"><text:span text:style-name="T14">5</text:span></text:p>
            <text:p text:style-name="P7"><text:span text:style-name="T14">6</text:span></text:p>
            <text:p text:style-name="P7"><text:span text:style-name="T14">4</text:span></text:p>
            <text:p text:style-name="P7"><text:span text:style-name="T14">＋ <text:s text:c="2"/></text:span><text:span text:style-name="T14">1</text:span></text:p>
          </draw:text-box>
        </draw:frame>
        <draw:line draw:style-name="gr36" draw:text-style-name="P13" draw:layer="layout" svg:x1="15.402cm" svg:y1="24.4cm" svg:x2="18.102cm" svg:y2="24.4cm">
          <text:p/>
        </draw:line>
      </draw:page>
      <draw:page draw:name="page38" draw:style-name="dp1" draw:master-page-name="標準">
        <draw:custom-shape draw:style-name="gr38" draw:text-style-name="P14" draw:layer="layout" svg:width="1.7cm" svg:height="1.7cm" svg:x="1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20" draw:layer="layout" svg:width="2.428cm" svg:height="5.795cm" svg:x="2.412cm" svg:y="3.055cm">
          <draw:text-box>
            <text:p text:style-name="P7"><text:span text:style-name="T11">15</text:span></text:p>
            <text:p text:style-name="P7"><text:span text:style-name="T11">23</text:span></text:p>
            <text:p text:style-name="P7"><text:span text:style-name="T11">35</text:span></text:p>
            <text:p text:style-name="P7"><text:span text:style-name="T11">7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</draw:text-box>
        </draw:frame>
        <draw:line draw:style-name="gr36" draw:text-style-name="P13" draw:layer="layout" svg:x1="2.3cm" svg:y1="8.9cm" svg:x2="5cm" svg:y2="8.9cm">
          <text:p/>
        </draw:line>
        <draw:frame draw:style-name="gr81" draw:text-style-name="P23" draw:layer="layout" svg:width="16.292cm" svg:height="1.381cm" svg:x="2.4cm" svg:y="1cm">
          <draw:text-box>
            <text:p text:style-name="P14"><text:span text:style-name="T8">たくさんのふたけたひっさんドリル</text:span></text:p>
          </draw:text-box>
        </draw:frame>
        <draw:frame draw:style-name="gr41" draw:text-style-name="P18" draw:layer="layout" svg:width="2.1cm" svg:height="0.886cm" svg:x="1.5cm" svg:y="3.7cm">
          <draw:text-box>
            <text:p><text:span text:style-name="T10">例</text:span></text:p>
          </draw:text-box>
        </draw:frame>
        <draw:polyline draw:style-name="gr74" draw:text-style-name="P13" draw:layer="layout" svg:width="1.599cm" svg:height="0.552cm" draw:transform="rotate (-1.5707963267949) translate (5.2001914893617cm 4.3cm)" svg:viewBox="0 0 1600 553" draw:points="0,553 783,0 1600,553">
          <text:p/>
        </draw:polyline>
        <draw:frame draw:style-name="gr80" draw:text-style-name="P20" draw:layer="layout" svg:width="2.428cm" svg:height="5.795cm" svg:x="5.912cm" svg:y="3.056cm">
          <draw:text-box>
            <text:p text:style-name="P7"><text:span text:style-name="T11">15</text:span></text:p>
            <text:p text:style-name="P7"><text:span text:style-name="T11">23</text:span></text:p>
            <text:p text:style-name="P7"><text:span text:style-name="T11">35</text:span></text:p>
            <text:p text:style-name="P7"><text:span text:style-name="T11">7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</draw:text-box>
        </draw:frame>
        <draw:line draw:style-name="gr36" draw:text-style-name="P13" draw:layer="layout" svg:x1="5.8cm" svg:y1="8.901cm" svg:x2="8.5cm" svg:y2="8.901cm">
          <text:p/>
        </draw:line>
        <draw:polyline draw:style-name="gr74" draw:text-style-name="P13" draw:layer="layout" svg:width="1.599cm" svg:height="0.552cm" draw:transform="rotate (-1.5707963267949) translate (8.7001914893617cm 4.301cm)" svg:viewBox="0 0 1600 553" draw:points="0,553 783,0 1600,553">
          <text:p/>
        </draw:polyline>
        <draw:line draw:style-name="gr36" draw:text-style-name="P13" draw:layer="layout" svg:x1="7.7cm" svg:y1="4cm" svg:x2="8.1cm" svg:y2="4.7cm">
          <text:p/>
        </draw:line>
        <draw:line draw:style-name="gr36" draw:text-style-name="P13" draw:layer="layout" svg:x1="7.7cm" svg:y1="5.6cm" svg:x2="8.1cm" svg:y2="6.3cm">
          <text:p/>
        </draw:line>
        <draw:frame draw:style-name="gr82" draw:text-style-name="P24" draw:layer="layout" svg:width="0.68cm" svg:height="0.607cm" svg:x="7.3cm" svg:y="5.9cm">
          <draw:text-box>
            <text:p><text:span text:style-name="T13">1</text:span></text:p>
          </draw:text-box>
        </draw:frame>
        <draw:frame draw:style-name="gr83" draw:text-style-name="P20" draw:layer="layout" svg:width="2.428cm" svg:height="6.956cm" svg:x="9.012cm" svg:y="3.057cm">
          <draw:text-box>
            <text:p text:style-name="P7"><text:span text:style-name="T11">15</text:span></text:p>
            <text:p text:style-name="P7"><text:span text:style-name="T11">23</text:span></text:p>
            <text:p text:style-name="P7"><text:span text:style-name="T11">35</text:span></text:p>
            <text:p text:style-name="P7"><text:span text:style-name="T11">7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  <text:p text:style-name="P7"><text:span text:style-name="T15"/></text:p>
            <text:p text:style-name="P7"><text:span text:style-name="T11">9</text:span></text:p>
          </draw:text-box>
        </draw:frame>
        <draw:line draw:style-name="gr36" draw:text-style-name="P13" draw:layer="layout" svg:x1="8.9cm" svg:y1="8.902cm" svg:x2="11.6cm" svg:y2="8.902cm">
          <text:p/>
        </draw:line>
        <draw:polyline draw:style-name="gr74" draw:text-style-name="P13" draw:layer="layout" svg:width="1.599cm" svg:height="0.552cm" draw:transform="rotate (-1.5707963267949) translate (11.8001914893617cm 4.302cm)" svg:viewBox="0 0 1600 553" draw:points="0,553 783,0 1600,553">
          <text:p/>
        </draw:polyline>
        <draw:line draw:style-name="gr36" draw:text-style-name="P13" draw:layer="layout" svg:x1="10.8cm" svg:y1="4.001cm" svg:x2="11.2cm" svg:y2="4.701cm">
          <text:p/>
        </draw:line>
        <draw:line draw:style-name="gr36" draw:text-style-name="P13" draw:layer="layout" svg:x1="10.8cm" svg:y1="5.601cm" svg:x2="11.2cm" svg:y2="6.301cm">
          <text:p/>
        </draw:line>
        <draw:frame draw:style-name="gr82" draw:text-style-name="P24" draw:layer="layout" svg:width="0.68cm" svg:height="0.607cm" svg:x="10.4cm" svg:y="5.901cm">
          <draw:text-box>
            <text:p><text:span text:style-name="T13">1</text:span></text:p>
          </draw:text-box>
        </draw:frame>
        <draw:polyline draw:style-name="gr74" draw:text-style-name="P13" draw:layer="layout" svg:width="1.599cm" svg:height="0.552cm" draw:transform="rotate (-1.5707963267949) translate (11.8011914893617cm 3.502cm)" svg:viewBox="0 0 1600 553" draw:points="0,553 783,0 1600,553">
          <text:p/>
        </draw:polyline>
        <draw:polyline draw:style-name="gr74" draw:text-style-name="P13" draw:layer="layout" svg:width="0.801cm" svg:height="0.552cm" draw:transform="rotate (-1.5707963267949) translate (11.8021914893617cm 7.5cm)" svg:viewBox="0 0 802 553" draw:points="0,553 392,0 802,553">
          <text:p/>
        </draw:polyline>
        <draw:line draw:style-name="gr36" draw:text-style-name="P13" draw:layer="layout" svg:x1="10.8cm" svg:y1="3.201cm" svg:x2="11.2cm" svg:y2="3.901cm">
          <text:p/>
        </draw:line>
        <draw:line draw:style-name="gr36" draw:text-style-name="P13" draw:layer="layout" svg:x1="10.8cm" svg:y1="4.801cm" svg:x2="11.2cm" svg:y2="5.501cm">
          <text:p/>
        </draw:line>
        <draw:line draw:style-name="gr36" draw:text-style-name="P13" draw:layer="layout" svg:x1="10.8cm" svg:y1="7.201cm" svg:x2="11.2cm" svg:y2="7.901cm">
          <text:p/>
        </draw:line>
        <draw:line draw:style-name="gr36" draw:text-style-name="P13" draw:layer="layout" svg:x1="10.8cm" svg:y1="8.001cm" svg:x2="11.2cm" svg:y2="8.701cm">
          <text:p/>
        </draw:line>
        <draw:frame draw:style-name="gr82" draw:text-style-name="P24" draw:layer="layout" svg:width="0.68cm" svg:height="0.607cm" svg:x="10.4cm" svg:y="8.402cm">
          <draw:text-box>
            <text:p><text:span text:style-name="T13">1</text:span></text:p>
          </draw:text-box>
        </draw:frame>
        <draw:frame draw:style-name="gr82" draw:text-style-name="P24" draw:layer="layout" svg:width="0.68cm" svg:height="0.607cm" svg:x="10.4cm" svg:y="5.203cm">
          <draw:text-box>
            <text:p><text:span text:style-name="T13">1</text:span></text:p>
          </draw:text-box>
        </draw:frame>
        <draw:frame draw:style-name="gr83" draw:text-style-name="P20" draw:layer="layout" svg:width="2.428cm" svg:height="6.956cm" svg:x="12.012cm" svg:y="3.057cm">
          <draw:text-box>
            <text:p text:style-name="P7"><text:span text:style-name="T11">15</text:span></text:p>
            <text:p text:style-name="P7"><text:span text:style-name="T11">23</text:span></text:p>
            <text:p text:style-name="P7"><text:span text:style-name="T11">35</text:span></text:p>
            <text:p text:style-name="P7"><text:span text:style-name="T11">7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  <text:p text:style-name="P7"><text:span text:style-name="T15"/></text:p>
            <text:p text:style-name="P7"><text:span text:style-name="T11">19</text:span></text:p>
          </draw:text-box>
        </draw:frame>
        <draw:line draw:style-name="gr36" draw:text-style-name="P13" draw:layer="layout" svg:x1="11.9cm" svg:y1="8.902cm" svg:x2="14.6cm" svg:y2="8.902cm">
          <text:p/>
        </draw:line>
        <draw:polyline draw:style-name="gr74" draw:text-style-name="P13" draw:layer="layout" svg:width="1.599cm" svg:height="0.552cm" draw:transform="rotate (-1.5707963267949) translate (14.8001914893617cm 4.302cm)" svg:viewBox="0 0 1600 553" draw:points="0,553 783,0 1600,553">
          <text:p/>
        </draw:polyline>
        <draw:line draw:style-name="gr36" draw:text-style-name="P13" draw:layer="layout" svg:x1="13.8cm" svg:y1="4.001cm" svg:x2="14.2cm" svg:y2="4.701cm">
          <text:p/>
        </draw:line>
        <draw:line draw:style-name="gr36" draw:text-style-name="P13" draw:layer="layout" svg:x1="13.8cm" svg:y1="5.601cm" svg:x2="14.2cm" svg:y2="6.301cm">
          <text:p/>
        </draw:line>
        <draw:frame draw:style-name="gr82" draw:text-style-name="P24" draw:layer="layout" svg:width="0.68cm" svg:height="0.607cm" svg:x="13.4cm" svg:y="5.901cm">
          <draw:text-box>
            <text:p><text:span text:style-name="T13">1</text:span></text:p>
          </draw:text-box>
        </draw:frame>
        <draw:polyline draw:style-name="gr74" draw:text-style-name="P13" draw:layer="layout" svg:width="1.599cm" svg:height="0.552cm" draw:transform="rotate (-1.5707963267949) translate (14.8011914893617cm 3.502cm)" svg:viewBox="0 0 1600 553" draw:points="0,553 783,0 1600,553">
          <text:p/>
        </draw:polyline>
        <draw:polyline draw:style-name="gr74" draw:text-style-name="P13" draw:layer="layout" svg:width="0.801cm" svg:height="0.552cm" draw:transform="rotate (-1.5707963267949) translate (14.8021914893617cm 7.5cm)" svg:viewBox="0 0 802 553" draw:points="0,553 392,0 802,553">
          <text:p/>
        </draw:polyline>
        <draw:line draw:style-name="gr36" draw:text-style-name="P13" draw:layer="layout" svg:x1="13.8cm" svg:y1="3.201cm" svg:x2="14.2cm" svg:y2="3.901cm">
          <text:p/>
        </draw:line>
        <draw:line draw:style-name="gr36" draw:text-style-name="P13" draw:layer="layout" svg:x1="13.8cm" svg:y1="4.801cm" svg:x2="14.2cm" svg:y2="5.501cm">
          <text:p/>
        </draw:line>
        <draw:line draw:style-name="gr36" draw:text-style-name="P13" draw:layer="layout" svg:x1="13.8cm" svg:y1="7.201cm" svg:x2="14.2cm" svg:y2="7.901cm">
          <text:p/>
        </draw:line>
        <draw:line draw:style-name="gr36" draw:text-style-name="P13" draw:layer="layout" svg:x1="13.8cm" svg:y1="8.001cm" svg:x2="14.2cm" svg:y2="8.701cm">
          <text:p/>
        </draw:line>
        <draw:frame draw:style-name="gr82" draw:text-style-name="P24" draw:layer="layout" svg:width="0.68cm" svg:height="0.607cm" svg:x="13.4cm" svg:y="8.402cm">
          <draw:text-box>
            <text:p><text:span text:style-name="T13">1</text:span></text:p>
          </draw:text-box>
        </draw:frame>
        <draw:frame draw:style-name="gr82" draw:text-style-name="P24" draw:layer="layout" svg:width="0.68cm" svg:height="0.607cm" svg:x="13.4cm" svg:y="5.203cm">
          <draw:text-box>
            <text:p><text:span text:style-name="T13">1</text:span></text:p>
          </draw:text-box>
        </draw:frame>
        <draw:polyline draw:style-name="gr74" draw:text-style-name="P13" draw:layer="layout" svg:width="0.801cm" svg:height="0.649cm" draw:transform="rotate (1.5707963267949) translate (12.6997749220884cm 8.302cm)" svg:viewBox="0 0 802 650" draw:points="802,650 410,0 0,650">
          <text:p/>
        </draw:polyline>
        <draw:polyline draw:style-name="gr74" draw:text-style-name="P13" draw:layer="layout" svg:width="0.801cm" svg:height="0.649cm" draw:transform="rotate (1.5707963267949) translate (12.6997749220884cm 5.902cm)" svg:viewBox="0 0 802 650" draw:points="802,650 410,0 0,650">
          <text:p/>
        </draw:polyline>
        <draw:frame draw:style-name="gr82" draw:text-style-name="P24" draw:layer="layout" svg:width="0.68cm" svg:height="0.607cm" svg:x="12.1cm" svg:y="5.202cm">
          <draw:text-box>
            <text:p><text:span text:style-name="T13">1</text:span></text:p>
          </draw:text-box>
        </draw:frame>
        <draw:frame draw:style-name="gr82" draw:text-style-name="P24" draw:layer="layout" svg:width="0.68cm" svg:height="0.607cm" svg:x="12.1cm" svg:y="7.603cm">
          <draw:text-box>
            <text:p><text:span text:style-name="T13">1</text:span></text:p>
          </draw:text-box>
        </draw:frame>
        <draw:line draw:style-name="gr36" draw:text-style-name="P13" draw:layer="layout" svg:x1="13.3cm" svg:y1="5.601cm" svg:x2="13.8cm" svg:y2="5.9cm">
          <text:p/>
        </draw:line>
        <draw:line draw:style-name="gr36" draw:text-style-name="P13" draw:layer="layout" svg:x1="13.3cm" svg:y1="4.801cm" svg:x2="13.7cm" svg:y2="5.2cm">
          <text:p/>
        </draw:line>
        <draw:line draw:style-name="gr36" draw:text-style-name="P13" draw:layer="layout" svg:x1="13.3cm" svg:y1="7.901cm" svg:x2="13.7cm" svg:y2="8.4cm">
          <text:p/>
        </draw:line>
        <draw:line draw:style-name="gr36" draw:text-style-name="P13" draw:layer="layout" svg:x1="13.3cm" svg:y1="7.101cm" svg:x2="13.7cm" svg:y2="7.801cm">
          <text:p/>
        </draw:line>
        <draw:frame draw:style-name="gr82" draw:text-style-name="P24" draw:layer="layout" svg:width="0.68cm" svg:height="0.607cm" svg:x="12.92cm" svg:y="8.8cm">
          <draw:text-box>
            <text:p><text:span text:style-name="T13">1</text:span></text:p>
          </draw:text-box>
        </draw:frame>
        <draw:frame draw:style-name="gr83" draw:text-style-name="P20" draw:layer="layout" svg:width="2.428cm" svg:height="6.956cm" svg:x="15.012cm" svg:y="3.057cm">
          <draw:text-box>
            <text:p text:style-name="P7"><text:span text:style-name="T11">15</text:span></text:p>
            <text:p text:style-name="P7"><text:span text:style-name="T11">23</text:span></text:p>
            <text:p text:style-name="P7"><text:span text:style-name="T11">35</text:span></text:p>
            <text:p text:style-name="P7"><text:span text:style-name="T11">7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  <text:p text:style-name="P7"><text:span text:style-name="T15"/></text:p>
            <text:p text:style-name="P7"><text:span text:style-name="T11">319</text:span></text:p>
          </draw:text-box>
        </draw:frame>
        <draw:line draw:style-name="gr36" draw:text-style-name="P13" draw:layer="layout" svg:x1="14.9cm" svg:y1="8.902cm" svg:x2="17.6cm" svg:y2="8.902cm">
          <text:p/>
        </draw:line>
        <draw:polyline draw:style-name="gr74" draw:text-style-name="P13" draw:layer="layout" svg:width="1.599cm" svg:height="0.552cm" draw:transform="rotate (-1.5707963267949) translate (17.8001914893617cm 4.302cm)" svg:viewBox="0 0 1600 553" draw:points="0,553 783,0 1600,553">
          <text:p/>
        </draw:polyline>
        <draw:line draw:style-name="gr36" draw:text-style-name="P13" draw:layer="layout" svg:x1="16.8cm" svg:y1="4.001cm" svg:x2="17.2cm" svg:y2="4.701cm">
          <text:p/>
        </draw:line>
        <draw:line draw:style-name="gr36" draw:text-style-name="P13" draw:layer="layout" svg:x1="16.8cm" svg:y1="5.601cm" svg:x2="17.2cm" svg:y2="6.301cm">
          <text:p/>
        </draw:line>
        <draw:frame draw:style-name="gr82" draw:text-style-name="P24" draw:layer="layout" svg:width="0.68cm" svg:height="0.607cm" svg:x="16.4cm" svg:y="5.901cm">
          <draw:text-box>
            <text:p><text:span text:style-name="T13">1</text:span></text:p>
          </draw:text-box>
        </draw:frame>
        <draw:polyline draw:style-name="gr74" draw:text-style-name="P13" draw:layer="layout" svg:width="1.599cm" svg:height="0.552cm" draw:transform="rotate (-1.5707963267949) translate (17.8011914893617cm 3.502cm)" svg:viewBox="0 0 1600 553" draw:points="0,553 783,0 1600,553">
          <text:p/>
        </draw:polyline>
        <draw:polyline draw:style-name="gr74" draw:text-style-name="P13" draw:layer="layout" svg:width="0.801cm" svg:height="0.552cm" draw:transform="rotate (-1.5707963267949) translate (17.8021914893617cm 7.5cm)" svg:viewBox="0 0 802 553" draw:points="0,553 392,0 802,553">
          <text:p/>
        </draw:polyline>
        <draw:line draw:style-name="gr36" draw:text-style-name="P13" draw:layer="layout" svg:x1="16.8cm" svg:y1="3.201cm" svg:x2="17.2cm" svg:y2="3.901cm">
          <text:p/>
        </draw:line>
        <draw:line draw:style-name="gr36" draw:text-style-name="P13" draw:layer="layout" svg:x1="16.8cm" svg:y1="4.801cm" svg:x2="17.2cm" svg:y2="5.501cm">
          <text:p/>
        </draw:line>
        <draw:line draw:style-name="gr36" draw:text-style-name="P13" draw:layer="layout" svg:x1="16.8cm" svg:y1="7.201cm" svg:x2="17.2cm" svg:y2="7.901cm">
          <text:p/>
        </draw:line>
        <draw:line draw:style-name="gr36" draw:text-style-name="P13" draw:layer="layout" svg:x1="16.8cm" svg:y1="8.001cm" svg:x2="17.2cm" svg:y2="8.701cm">
          <text:p/>
        </draw:line>
        <draw:frame draw:style-name="gr82" draw:text-style-name="P24" draw:layer="layout" svg:width="0.68cm" svg:height="0.607cm" svg:x="16.4cm" svg:y="8.402cm">
          <draw:text-box>
            <text:p><text:span text:style-name="T13">1</text:span></text:p>
          </draw:text-box>
        </draw:frame>
        <draw:frame draw:style-name="gr82" draw:text-style-name="P24" draw:layer="layout" svg:width="0.68cm" svg:height="0.607cm" svg:x="16.4cm" svg:y="5.203cm">
          <draw:text-box>
            <text:p><text:span text:style-name="T13">1</text:span></text:p>
          </draw:text-box>
        </draw:frame>
        <draw:polyline draw:style-name="gr74" draw:text-style-name="P13" draw:layer="layout" svg:width="0.801cm" svg:height="0.649cm" draw:transform="rotate (1.5707963267949) translate (15.6997749220884cm 8.302cm)" svg:viewBox="0 0 802 650" draw:points="802,650 410,0 0,650">
          <text:p/>
        </draw:polyline>
        <draw:polyline draw:style-name="gr74" draw:text-style-name="P13" draw:layer="layout" svg:width="0.801cm" svg:height="0.649cm" draw:transform="rotate (1.5707963267949) translate (15.6997749220884cm 5.902cm)" svg:viewBox="0 0 802 650" draw:points="802,650 410,0 0,650">
          <text:p/>
        </draw:polyline>
        <draw:frame draw:style-name="gr82" draw:text-style-name="P24" draw:layer="layout" svg:width="0.68cm" svg:height="0.607cm" svg:x="15.1cm" svg:y="5.202cm">
          <draw:text-box>
            <text:p><text:span text:style-name="T13">1</text:span></text:p>
          </draw:text-box>
        </draw:frame>
        <draw:frame draw:style-name="gr82" draw:text-style-name="P24" draw:layer="layout" svg:width="0.68cm" svg:height="0.607cm" svg:x="15.1cm" svg:y="7.603cm">
          <draw:text-box>
            <text:p><text:span text:style-name="T13">1</text:span></text:p>
          </draw:text-box>
        </draw:frame>
        <draw:line draw:style-name="gr36" draw:text-style-name="P13" draw:layer="layout" svg:x1="16.3cm" svg:y1="5.601cm" svg:x2="16.8cm" svg:y2="5.9cm">
          <text:p/>
        </draw:line>
        <draw:line draw:style-name="gr36" draw:text-style-name="P13" draw:layer="layout" svg:x1="16.3cm" svg:y1="4.801cm" svg:x2="16.7cm" svg:y2="5.2cm">
          <text:p/>
        </draw:line>
        <draw:line draw:style-name="gr36" draw:text-style-name="P13" draw:layer="layout" svg:x1="16.3cm" svg:y1="7.901cm" svg:x2="16.7cm" svg:y2="8.4cm">
          <text:p/>
        </draw:line>
        <draw:line draw:style-name="gr36" draw:text-style-name="P13" draw:layer="layout" svg:x1="16.3cm" svg:y1="7.101cm" svg:x2="16.7cm" svg:y2="7.801cm">
          <text:p/>
        </draw:line>
        <draw:frame draw:style-name="gr82" draw:text-style-name="P24" draw:layer="layout" svg:width="0.68cm" svg:height="0.607cm" svg:x="16cm" svg:y="8.797cm">
          <draw:text-box>
            <text:p><text:span text:style-name="T13">1</text:span></text:p>
          </draw:text-box>
        </draw:frame>
        <draw:frame draw:style-name="gr84" draw:text-style-name="P20" draw:layer="layout" svg:width="2.428cm" svg:height="5.71cm" svg:x="2.412cm" svg:y="12.956cm">
          <draw:text-box>
            <text:p text:style-name="P7"><text:span text:style-name="T11"/></text:p>
            <text:p text:style-name="P7"><text:span text:style-name="T11">23</text:span></text:p>
            <text:p text:style-name="P7"><text:span text:style-name="T11">87</text:span></text:p>
            <text:p text:style-name="P7"><text:span text:style-name="T11">11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</draw:text-box>
        </draw:frame>
        <draw:line draw:style-name="gr36" draw:text-style-name="P13" draw:layer="layout" svg:x1="2.3cm" svg:y1="18.801cm" svg:x2="5cm" svg:y2="18.801cm">
          <text:p/>
        </draw:line>
        <draw:frame draw:style-name="gr80" draw:text-style-name="P20" draw:layer="layout" svg:width="2.428cm" svg:height="5.795cm" svg:x="7.512cm" svg:y="12.957cm">
          <draw:text-box>
            <text:p text:style-name="P7"><text:span text:style-name="T11">15</text:span></text:p>
            <text:p text:style-name="P7"><text:span text:style-name="T11">36</text:span></text:p>
            <text:p text:style-name="P7"><text:span text:style-name="T11">22</text:span></text:p>
            <text:p text:style-name="P7"><text:span text:style-name="T11">9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15</text:span></text:p>
          </draw:text-box>
        </draw:frame>
        <draw:line draw:style-name="gr36" draw:text-style-name="P13" draw:layer="layout" svg:x1="7.4cm" svg:y1="18.802cm" svg:x2="10.1cm" svg:y2="18.802cm">
          <text:p/>
        </draw:line>
        <draw:frame draw:style-name="gr85" draw:text-style-name="P20" draw:layer="layout" svg:width="2.428cm" svg:height="6.587cm" svg:x="12.372cm" svg:y="12.113cm">
          <draw:text-box>
            <text:p text:style-name="P7"><text:span text:style-name="T11">15</text:span></text:p>
            <text:p text:style-name="P7"><text:span text:style-name="T11">31</text:span></text:p>
            <text:p text:style-name="P7"><text:span text:style-name="T11">23</text:span></text:p>
            <text:p text:style-name="P7"><text:span text:style-name="T11">35</text:span></text:p>
            <text:p text:style-name="P7"><text:span text:style-name="T11">77</text:span></text:p>
            <text:p text:style-name="P7"><text:span text:style-name="T11">59</text:span></text:p>
            <text:p text:style-name="P7"><text:span text:style-name="T11">38</text:span></text:p>
            <text:p text:style-name="P7"><text:span text:style-name="T11">＋ <text:s/></text:span><text:span text:style-name="T11">72</text:span></text:p>
          </draw:text-box>
        </draw:frame>
        <draw:line draw:style-name="gr36" draw:text-style-name="P13" draw:layer="layout" svg:x1="12.2cm" svg:y1="18.803cm" svg:x2="14.9cm" svg:y2="18.803cm">
          <text:p/>
        </draw:line>
      </draw:page>
      <draw:page draw:name="page39" draw:style-name="dp1" draw:master-page-name="標準">
        <draw:frame draw:style-name="gr86" draw:text-style-name="P25" draw:layer="layout" svg:width="12.043cm" svg:height="15.576cm" svg:x="6.202cm" svg:y="3.635cm">
          <draw:text-box>
            <text:p><text:span text:style-name="T16">(</text:span><text:span text:style-name="T16">例</text:span><text:span text:style-name="T16">) <text:s text:c="5"/>x+3=5</text:span></text:p>
            <text:p><text:span text:style-name="T16"><text:s text:c="8"/></text:span><text:span text:style-name="T16">x+3-3=5-3</text:span></text:p>
            <text:p><text:span text:style-name="T16"><text:s text:c="13"/></text:span><text:span text:style-name="T16">x=2</text:span></text:p>
            <text:p><text:span text:style-name="T16"/></text:p>
            <text:p><text:span text:style-name="T16"><text:s text:c="3"/></text:span><text:span text:style-name="T16">x-1=6</text:span></text:p>
            <text:p><text:span text:style-name="T16"/></text:p>
            <text:p><text:span text:style-name="T16"/></text:p>
            <text:p><text:span text:style-name="T16"/></text:p>
            <text:p><text:span text:style-name="T16"><text:s text:c="2"/></text:span><text:span text:style-name="T16">2+x=7</text:span></text:p>
          </draw:text-box>
        </draw:frame>
        <draw:frame draw:style-name="gr87" draw:text-style-name="P4" draw:layer="layout" svg:width="15.014cm" svg:height="2.156cm" svg:x="3.286cm" svg:y="1.144cm">
          <draw:text-box>
            <text:p><text:span text:style-name="T4">ほうていしきドリル</text:span></text:p>
          </draw:text-box>
        </draw:frame>
      </draw:page>
      <draw:page draw:name="page40" draw:style-name="dp1" draw:master-page-name="標準">
        <draw:frame draw:style-name="gr88" draw:text-style-name="P26" draw:layer="layout" svg:width="12.043cm" svg:height="16.761cm" svg:x="6.225cm" svg:y="3.525cm">
          <draw:text-box>
            <text:p><text:span text:style-name="T17">(</text:span><text:span text:style-name="T17">例</text:span><text:span text:style-name="T17">) <text:s text:c="5"/></text:span><text:span text:style-name="T17">ｘ</text:span><text:span text:style-name="T17">×3=15</text:span></text:p>
            <text:p><text:span text:style-name="T17"><text:s text:c="11"/></text:span><text:span text:style-name="T17">x×3= 15</text:span></text:p>
            <text:p><text:span text:style-name="T17"><text:s text:c="13"/></text:span><text:span text:style-name="T17">3 <text:s text:c="5"/>3</text:span></text:p>
            <text:p><text:span text:style-name="T17"><text:s text:c="13"/></text:span><text:span text:style-name="T17">x = 5</text:span></text:p>
            <text:p><text:span text:style-name="T17"/></text:p>
            <text:p><text:span text:style-name="T17"><text:s text:c="3"/></text:span><text:span text:style-name="T17">x×4=24</text:span></text:p>
            <text:p><text:span text:style-name="T17"/></text:p>
            <text:p><text:span text:style-name="T17"/></text:p>
            <text:p><text:span text:style-name="T17"/></text:p>
            <text:p><text:span text:style-name="T17"><text:s text:c="2"/></text:span><text:span text:style-name="T17">12×x=48</text:span></text:p>
          </draw:text-box>
        </draw:frame>
        <draw:frame draw:style-name="gr87" draw:text-style-name="P4" draw:layer="layout" svg:width="15.014cm" svg:height="2.156cm" svg:x="3.286cm" svg:y="1.144cm">
          <draw:text-box>
            <text:p><text:span text:style-name="T4">ほうていしきドリル</text:span></text:p>
          </draw:text-box>
        </draw:frame>
        <draw:line draw:style-name="gr89" draw:text-style-name="P13" draw:layer="layout" svg:x1="10.773cm" svg:y1="7.09cm" svg:x2="13.523cm" svg:y2="7.09cm">
          <text:p/>
        </draw:line>
        <draw:line draw:style-name="gr89" draw:text-style-name="P13" draw:layer="layout" svg:x1="14.698cm" svg:y1="7.09cm" svg:x2="17.448cm" svg:y2="7.09cm">
          <text:p/>
        </draw:line>
      </draw:page>
      <draw:page draw:name="page41" draw:style-name="dp1" draw:master-page-name="標準">
        <draw:frame draw:style-name="gr88" draw:text-style-name="P26" draw:layer="layout" svg:width="12.043cm" svg:height="16.761cm" svg:x="6.225cm" svg:y="3.525cm">
          <draw:text-box>
            <text:p><text:span text:style-name="T17">(</text:span><text:span text:style-name="T17">例</text:span><text:span text:style-name="T17">) <text:s text:c="5"/></text:span><text:span text:style-name="T17">ｘ</text:span><text:span text:style-name="T17">÷3=</text:span><text:span text:style-name="T17">　</text:span><text:span text:style-name="T17">5</text:span></text:p>
            <text:p><text:span text:style-name="T17"><text:s text:c="11"/></text:span><text:span text:style-name="T17">x×3</text:span></text:p>
            <text:p><text:span text:style-name="T17"><text:s text:c="13"/></text:span><text:span text:style-name="T17">3 <text:s text:c="3"/></text:span></text:p>
            <text:p><text:span text:style-name="T17"><text:s text:c="14"/></text:span><text:span text:style-name="T17">x = 15</text:span></text:p>
            <text:p><text:span text:style-name="T17"/></text:p>
            <text:p><text:span text:style-name="T17"><text:s text:c="3"/></text:span><text:span text:style-name="T17">x÷5=5</text:span></text:p>
            <text:p><text:span text:style-name="T17"/></text:p>
            <text:p><text:span text:style-name="T17"/></text:p>
            <text:p><text:span text:style-name="T17"/></text:p>
            <text:p><text:span text:style-name="T17"><text:s/></text:span><text:span text:style-name="T17">24÷x=8</text:span></text:p>
          </draw:text-box>
        </draw:frame>
        <draw:frame draw:style-name="gr87" draw:text-style-name="P4" draw:layer="layout" svg:width="15.014cm" svg:height="2.156cm" svg:x="3.286cm" svg:y="1.144cm">
          <draw:text-box>
            <text:p><text:span text:style-name="T4">ほうていしきドリル</text:span></text:p>
          </draw:text-box>
        </draw:frame>
        <draw:line draw:style-name="gr89" draw:text-style-name="P13" draw:layer="layout" svg:x1="10.773cm" svg:y1="7.09cm" svg:x2="13.523cm" svg:y2="7.09cm">
          <text:p/>
        </draw:line>
        <draw:line draw:style-name="gr89" draw:text-style-name="P13" draw:layer="layout" svg:x1="11.575cm" svg:y1="9cm" svg:x2="13.2cm" svg:y2="7.675cm">
          <text:p/>
        </draw:line>
        <draw:line draw:style-name="gr89" draw:text-style-name="P13" draw:layer="layout" svg:x1="12.7cm" svg:y1="6.875cm" svg:x2="14.325cm" svg:y2="5.55cm">
          <text:p/>
        </draw:line>
        <draw:frame draw:style-name="gr90" draw:text-style-name="P5" draw:layer="layout" svg:width="4.549cm" svg:height="2.156cm" svg:x="13.675cm" svg:y="6.15cm">
          <draw:text-box>
            <text:p><text:span text:style-name="T17">= 5×3</text:span></text:p>
          </draw:text-box>
        </draw:frame>
      </draw:page>
      <draw:page draw:name="page42" draw:style-name="dp1" draw:master-page-name="標準">
        <draw:frame draw:style-name="gr91" draw:text-style-name="P25" draw:layer="layout" svg:width="8.482cm" svg:height="14.018cm" svg:x="6.202cm" svg:y="3.635cm">
          <draw:text-box>
            <text:p><text:span text:style-name="T16"><text:s text:c="3"/></text:span><text:span text:style-name="T16">10-(1+2)=</text:span></text:p>
            <text:p><text:span text:style-name="T16"/></text:p>
            <text:p><text:span text:style-name="T16"/></text:p>
            <text:p><text:span text:style-name="T16"/></text:p>
            <text:p><text:span text:style-name="T16"><text:s text:c="2"/></text:span><text:span text:style-name="T16">2×(7</text:span><text:span text:style-name="T16">＋</text:span><text:span text:style-name="T16">3)=</text:span></text:p>
            <text:p><text:span text:style-name="T16"/></text:p>
            <text:p><text:span text:style-name="T16"/></text:p>
            <text:p><text:span text:style-name="T16"/></text:p>
            <text:p><text:span text:style-name="T16"><text:s text:c="3"/></text:span><text:span text:style-name="T16">6÷(3+3)=</text:span></text:p>
          </draw:text-box>
        </draw:frame>
        <draw:frame draw:style-name="gr92" draw:text-style-name="P4" draw:layer="layout" svg:width="10.133cm" svg:height="2.156cm" svg:x="5.767cm" svg:y="1.144cm">
          <draw:text-box>
            <text:p><text:span text:style-name="T4">かっこドリル</text:span></text:p>
          </draw:text-box>
        </draw:frame>
      </draw:page>
      <draw:page draw:name="page43" draw:style-name="dp1" draw:master-page-name="標準">
        <draw:frame draw:style-name="gr93" draw:text-style-name="P25" draw:layer="layout" svg:width="3.677cm" svg:height="23.484cm" svg:x="6.202cm" svg:y="3.635cm">
          <draw:text-box>
            <text:p><text:span text:style-name="T16">2÷1=</text:span></text:p>
            <text:p><text:span text:style-name="T16"/></text:p>
            <text:p><text:span text:style-name="T16">2÷2=</text:span></text:p>
            <text:p><text:span text:style-name="T16"/></text:p>
            <text:p><text:span text:style-name="T16">3÷1=</text:span></text:p>
            <text:p><text:span text:style-name="T16"/></text:p>
            <text:p><text:span text:style-name="T16">3÷2=</text:span></text:p>
            <text:p><text:span text:style-name="T16"/></text:p>
            <text:p><text:span text:style-name="T16">3÷3=</text:span></text:p>
            <text:p><text:span text:style-name="T16"/></text:p>
            <text:p><text:span text:style-name="T16">4÷2=</text:span></text:p>
            <text:p><text:span text:style-name="T16"/></text:p>
            <text:p><text:span text:style-name="T16">5÷2=</text:span></text:p>
            <text:p><text:span text:style-name="T16"/></text:p>
          </draw:text-box>
        </draw:frame>
        <draw:frame draw:style-name="gr94" draw:text-style-name="P4" draw:layer="layout" svg:width="12.012cm" svg:height="2.156cm" svg:x="5.288cm" svg:y="1.144cm">
          <draw:text-box>
            <text:p><text:span text:style-name="T4">わりざんドリル</text:span></text:p>
          </draw:text-box>
        </draw:frame>
      </draw:page>
      <draw:page draw:name="page44" draw:style-name="dp1" draw:master-page-name="標準">
        <draw:frame draw:style-name="gr95" draw:text-style-name="P25" draw:layer="layout" svg:width="3.677cm" svg:height="20.165cm" svg:x="6.202cm" svg:y="3.635cm">
          <draw:text-box>
            <text:p><text:span text:style-name="T16">6÷1=</text:span></text:p>
            <text:p><text:span text:style-name="T16"/></text:p>
            <text:p><text:span text:style-name="T16">6÷2=</text:span></text:p>
            <text:p><text:span text:style-name="T16"/></text:p>
            <text:p><text:span text:style-name="T16">6÷3=</text:span></text:p>
            <text:p><text:span text:style-name="T16"/></text:p>
            <text:p><text:span text:style-name="T16">6÷4=</text:span></text:p>
            <text:p><text:span text:style-name="T16"/></text:p>
            <text:p><text:span text:style-name="T16">6÷5=</text:span></text:p>
            <text:p><text:span text:style-name="T16"/></text:p>
            <text:p><text:span text:style-name="T16">6÷6=</text:span></text:p>
            <text:p><text:span text:style-name="T16"/></text:p>
          </draw:text-box>
        </draw:frame>
        <draw:frame draw:style-name="gr94" draw:text-style-name="P4" draw:layer="layout" svg:width="12.012cm" svg:height="2.156cm" svg:x="5.288cm" svg:y="1.144cm">
          <draw:text-box>
            <text:p><text:span text:style-name="T4">わりざんドリル</text:span></text:p>
          </draw:text-box>
        </draw:frame>
      </draw:page>
      <draw:page draw:name="page45" draw:style-name="dp1" draw:master-page-name="標準">
        <draw:frame draw:style-name="gr96" draw:text-style-name="P25" draw:layer="layout" svg:width="4.189cm" svg:height="25.533cm" svg:x="6.202cm" svg:y="3.635cm">
          <draw:text-box>
            <text:p><text:span text:style-name="T16">12÷1=</text:span></text:p>
            <text:p><text:span text:style-name="T16"/></text:p>
            <text:p><text:span text:style-name="T16">12÷2=</text:span></text:p>
            <text:p><text:span text:style-name="T16"/></text:p>
            <text:p><text:span text:style-name="T16">12÷3=</text:span></text:p>
            <text:p><text:span text:style-name="T16"/></text:p>
            <text:p><text:span text:style-name="T16">12÷4=</text:span></text:p>
            <text:p><text:span text:style-name="T16"/></text:p>
            <text:p><text:span text:style-name="T16">12÷5=</text:span></text:p>
            <text:p><text:span text:style-name="T16"/></text:p>
            <text:p><text:span text:style-name="T16">12÷6=</text:span></text:p>
            <text:p><text:span text:style-name="T16"/></text:p>
            <text:p><text:span text:style-name="T16">12÷7=</text:span></text:p>
            <text:p><text:span text:style-name="T16"/></text:p>
            <text:p><text:span text:style-name="T16">12÷8=</text:span></text:p>
          </draw:text-box>
        </draw:frame>
        <draw:frame draw:style-name="gr94" draw:text-style-name="P4" draw:layer="layout" svg:width="12.012cm" svg:height="2.156cm" svg:x="5.288cm" svg:y="1.144cm">
          <draw:text-box>
            <text:p><text:span text:style-name="T4">わりざんドリル</text:span></text:p>
          </draw:text-box>
        </draw:frame>
      </draw:page>
      <draw:page draw:name="page46" draw:style-name="dp1" draw:master-page-name="標準">
        <draw:frame draw:style-name="gr97" draw:text-style-name="P27" draw:layer="layout" svg:width="3.825cm" svg:height="22.721cm" svg:x="6.202cm" svg:y="4.135cm">
          <draw:text-box>
            <text:p><text:span text:style-name="T18">10÷1=</text:span></text:p>
            <text:p><text:span text:style-name="T18"/></text:p>
            <text:p><text:span text:style-name="T18">10÷2=</text:span></text:p>
            <text:p><text:span text:style-name="T18"/></text:p>
            <text:p><text:span text:style-name="T18">10÷3=</text:span></text:p>
            <text:p><text:span text:style-name="T18"/></text:p>
            <text:p><text:span text:style-name="T18">10÷4=</text:span></text:p>
            <text:p><text:span text:style-name="T18"/></text:p>
            <text:p><text:span text:style-name="T18">10÷5=</text:span></text:p>
            <text:p><text:span text:style-name="T18"/></text:p>
            <text:p><text:span text:style-name="T18">10÷6=</text:span></text:p>
            <text:p><text:span text:style-name="T18"/></text:p>
            <text:p><text:span text:style-name="T18">10÷7=</text:span></text:p>
            <text:p><text:span text:style-name="T18"/></text:p>
            <text:p><text:span text:style-name="T18">10÷8=</text:span></text:p>
          </draw:text-box>
        </draw:frame>
        <draw:frame draw:style-name="gr94" draw:text-style-name="P4" draw:layer="layout" svg:width="12.012cm" svg:height="2.156cm" svg:x="5.288cm" svg:y="1.144cm">
          <draw:text-box>
            <text:p><text:span text:style-name="T4">わりざんドリル</text:span></text:p>
          </draw:text-box>
        </draw:frame>
      </draw:page>
      <draw:page draw:name="page47" draw:style-name="dp1" draw:master-page-name="標準">
        <draw:frame draw:style-name="gr98" draw:text-style-name="P3" draw:layer="layout" svg:width="11.801cm" svg:height="17.937cm" svg:x="1.175cm" svg:y="3.712cm">
          <draw:text-box>
            <text:p><text:span text:style-name="T3">100 × 100 =</text:span></text:p>
            <text:p><text:span text:style-name="T3"/></text:p>
            <text:p><text:span text:style-name="T3"/></text:p>
            <text:p><text:span text:style-name="T3">110 × 110 =</text:span></text:p>
            <text:p><text:span text:style-name="T3"/></text:p>
            <text:p><text:span text:style-name="T3"/></text:p>
            <text:p><text:span text:style-name="T3">111 × 111 =</text:span></text:p>
            <text:p><text:span text:style-name="T3"/></text:p>
          </draw:text-box>
        </draw:frame>
        <draw:frame draw:style-name="gr99" draw:text-style-name="P28" draw:layer="layout" svg:width="17.338cm" svg:height="2.156cm" svg:x="1.787cm" svg:y="1.119cm">
          <draw:text-box>
            <text:p><text:span text:style-name="T19">さんけたのかけ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  <draw:page draw:name="page48" draw:style-name="dp1" draw:master-page-name="標準">
        <draw:frame draw:style-name="gr100" draw:text-style-name="P3" draw:layer="layout" svg:width="11.801cm" svg:height="19.115cm" svg:x="1.175cm" svg:y="3.712cm">
          <draw:text-box>
            <text:p><text:span text:style-name="T3">900 × 900 =</text:span></text:p>
            <text:p><text:span text:style-name="T3"/></text:p>
            <text:p><text:span text:style-name="T3"/></text:p>
            <text:p><text:span text:style-name="T3">990 × 990 =</text:span></text:p>
            <text:p><text:span text:style-name="T3"/></text:p>
            <text:p><text:span text:style-name="T3"/></text:p>
            <text:p><text:span text:style-name="T3">999 × 999 =</text:span></text:p>
            <text:p><text:span text:style-name="T3"/></text:p>
          </draw:text-box>
        </draw:frame>
        <draw:frame draw:style-name="gr99" draw:text-style-name="P28" draw:layer="layout" svg:width="17.338cm" svg:height="2.156cm" svg:x="1.787cm" svg:y="1.119cm">
          <draw:text-box>
            <text:p><text:span text:style-name="T19">さんけたのかけ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  <draw:page draw:name="page49" draw:style-name="dp1" draw:master-page-name="標準">
        <draw:frame draw:style-name="gr98" draw:text-style-name="P3" draw:layer="layout" svg:width="11.801cm" svg:height="17.937cm" svg:x="1.175cm" svg:y="3.712cm">
          <draw:text-box>
            <text:p><text:span text:style-name="T3">128 × 128 =</text:span></text:p>
            <text:p><text:span text:style-name="T3"/></text:p>
            <text:p><text:span text:style-name="T3"/></text:p>
            <text:p><text:span text:style-name="T3">256 × 256 =</text:span></text:p>
            <text:p><text:span text:style-name="T3"/></text:p>
            <text:p><text:span text:style-name="T3"/></text:p>
            <text:p><text:span text:style-name="T3">512 × 512 =</text:span></text:p>
            <text:p><text:span text:style-name="T3"/></text:p>
          </draw:text-box>
        </draw:frame>
        <draw:frame draw:style-name="gr99" draw:text-style-name="P28" draw:layer="layout" svg:width="17.338cm" svg:height="2.156cm" svg:x="1.787cm" svg:y="1.119cm">
          <draw:text-box>
            <text:p><text:span text:style-name="T19">さんけたのかけざんドリル</text:span></text:p>
          </draw:text-box>
        </draw:frame>
        <draw:frame draw:style-name="gr4" draw:text-style-name="P5" draw:layer="layout" svg:width="1.2cm" svg:height="3.65cm" svg:x="22.1cm" svg:y="13.7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MV Boli" svg:font-family="'MV Boli'" style:font-pitch="variable"/>
    <style:font-face style:name="Arial2" svg:font-family="Arial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2-12-13T20:56:48.93</meta:creation-date>
    <meta:editing-duration>P13DT17H2M19S</meta:editing-duration>
    <meta:editing-cycles>27</meta:editing-cycles>
    <meta:generator>LibreOffice/6.3.4.2$Windows_X86_64 LibreOffice_project/60da17e045e08f1793c57c00ba83cdfce946d0aa</meta:generator>
    <meta:print-date>2019-05-15T16:34:45.626000000</meta:print-date>
    <dc:date>2020-03-01T23:41:15.978000000</dc:date>
    <meta:document-statistic meta:object-count="366"/>
  </office:meta>
</office:document-meta>
</file>